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pr1" style:family="presentation" style:parent-style-name="Default_20_1-notes">
      <style:graphic-properties draw:stroke="none" draw:fill="none" draw:fill-color="#ffffff" draw:auto-grow-height="true" fo:min-height="13.364cm"/>
    </style:style>
    <style:style style:name="pr2" style:family="presentation" style:parent-style-name="Default-outline1" style:list-style-name="L5">
      <style:graphic-properties fo:min-height="17.264cm"/>
    </style:style>
    <style:style style:name="pr3" style:family="presentation" style:parent-style-name="Default-notes">
      <style:graphic-properties draw:stroke="none" draw:fill="none" draw:fill-color="#ffffff" draw:auto-grow-height="true" fo:min-height="12.042cm"/>
    </style:style>
    <style:style style:name="pr4" style:family="presentation" style:parent-style-name="Default-outline1" style:list-style-name="L5">
      <style:graphic-properties fo:min-height="17.264cm"/>
    </style:style>
    <style:style style:name="pr5" style:family="presentation" style:parent-style-name="Default-outline1" style:list-style-name="L5">
      <style:graphic-properties fo:min-height="17.264cm"/>
    </style:style>
    <style:style style:name="pr6" style:family="presentation" style:parent-style-name="Default-outline1" style:list-style-name="L5">
      <style:graphic-properties fo:min-height="17.264cm"/>
    </style:style>
    <style:style style:name="pr7" style:family="presentation" style:parent-style-name="Default-outline1" style:list-style-name="L5">
      <style:graphic-properties fo:min-height="17.264cm"/>
    </style:style>
    <style:style style:name="pr8" style:family="presentation" style:parent-style-name="Default-outline1" style:list-style-name="L5">
      <style:graphic-properties fo:min-height="17.264cm"/>
    </style:style>
    <style:style style:name="pr9" style:family="presentation" style:parent-style-name="Default-outline1" style:list-style-name="L5">
      <style:graphic-properties fo:min-height="17.264cm"/>
    </style:style>
    <style:style style:name="pr10" style:family="presentation" style:parent-style-name="Default-outline1" style:list-style-name="L5">
      <style:graphic-properties fo:min-height="17.264cm"/>
    </style:style>
    <style:style style:name="pr11" style:family="presentation" style:parent-style-name="Default-outline1" style:list-style-name="L5">
      <style:graphic-properties fo:min-height="17.264cm"/>
    </style:style>
    <style:style style:name="pr12" style:family="presentation" style:parent-style-name="Default-outline1" style:list-style-name="L5">
      <style:graphic-properties fo:min-height="17.264cm"/>
    </style:style>
    <style:style style:name="pr13" style:family="presentation" style:parent-style-name="Default-outline1" style:list-style-name="L5">
      <style:graphic-properties fo:min-height="17.264cm"/>
    </style:style>
    <style:style style:name="pr14" style:family="presentation" style:parent-style-name="Default-outline1" style:list-style-name="L5">
      <style:graphic-properties fo:min-height="18.017cm"/>
    </style:style>
    <style:style style:name="pr15" style:family="presentation" style:parent-style-name="Default-outline1" style:list-style-name="L5">
      <style:graphic-properties fo:min-height="18.017cm"/>
    </style:style>
    <style:style style:name="pr16" style:family="presentation" style:parent-style-name="Default-outline1" style:list-style-name="L5">
      <style:graphic-properties fo:min-height="17.264cm"/>
    </style:style>
    <style:style style:name="pr17" style:family="presentation" style:parent-style-name="Default-outline1" style:list-style-name="L5">
      <style:graphic-properties fo:min-height="17.264cm"/>
    </style:style>
    <style:style style:name="pr18" style:family="presentation" style:parent-style-name="Default-outline1" style:list-style-name="L5">
      <style:graphic-properties fo:min-height="17.264cm"/>
    </style:style>
    <style:style style:name="pr19" style:family="presentation" style:parent-style-name="Default-outline1" style:list-style-name="L5">
      <style:graphic-properties fo:min-height="17.264cm"/>
    </style:style>
    <style:style style:name="pr20" style:family="presentation" style:parent-style-name="Default-outline1" style:list-style-name="L5">
      <style:graphic-properties fo:min-height="17.264cm"/>
    </style:style>
    <style:style style:name="pr21" style:family="presentation" style:parent-style-name="Default-outline1" style:list-style-name="L5">
      <style:graphic-properties fo:min-height="17.264cm"/>
    </style:style>
    <style:style style:name="pr22" style:family="presentation" style:parent-style-name="Default-outline1" style:list-style-name="L5">
      <style:graphic-properties fo:min-height="17.264cm"/>
    </style:style>
    <style:style style:name="pr23" style:family="presentation" style:parent-style-name="Default-outline1" style:list-style-name="L5">
      <style:graphic-properties fo:min-height="17.264cm"/>
    </style:style>
    <style:style style:name="pr24" style:family="presentation" style:parent-style-name="Default-outline1" style:list-style-name="L5">
      <style:graphic-properties fo:min-height="17.264cm"/>
    </style:style>
    <style:style style:name="pr25" style:family="presentation" style:parent-style-name="Default-outline1" style:list-style-name="L5">
      <style:graphic-properties fo:min-height="17.264cm"/>
    </style:style>
    <style:style style:name="pr26" style:family="presentation" style:parent-style-name="Default-outline1" style:list-style-name="L5">
      <style:graphic-properties fo:min-height="17.264cm"/>
    </style:style>
    <style:style style:name="pr27" style:family="presentation" style:parent-style-name="Default-outline1" style:list-style-name="L5">
      <style:graphic-properties fo:min-height="17.264cm"/>
    </style:style>
    <style:style style:name="pr28" style:family="presentation" style:parent-style-name="Default-outline1" style:list-style-name="L5">
      <style:graphic-properties fo:min-height="17.264cm"/>
    </style:style>
    <style:style style:name="pr29" style:family="presentation" style:parent-style-name="Default-outline1" style:list-style-name="L5">
      <style:graphic-properties fo:min-height="17.264cm"/>
    </style:style>
    <style:style style:name="pr30" style:family="presentation" style:parent-style-name="Default-outline1" style:list-style-name="L5">
      <style:graphic-properties fo:min-height="17.264cm"/>
    </style:style>
    <style:style style:name="pr31" style:family="presentation" style:parent-style-name="Default-outline1" style:list-style-name="L5">
      <style:graphic-properties fo:min-height="17.264cm"/>
    </style:style>
    <style:style style:name="pr32" style:family="presentation" style:parent-style-name="Default-outline1" style:list-style-name="L5">
      <style:graphic-properties fo:min-height="18.109cm"/>
    </style:style>
    <style:style style:name="pr33" style:family="presentation" style:parent-style-name="Default-outline1" style:list-style-name="L5">
      <style:graphic-properties fo:min-height="17.264cm"/>
    </style:style>
    <style:style style:name="P1" style:family="paragraph">
      <style:paragraph-properties fo:margin-left="0cm" fo:margin-right="0cm" fo:margin-top="0cm" fo:margin-bottom="0cm" fo:line-height="90%" fo:text-indent="0cm" style:punctuation-wrap="hanging" style:line-break="strict"/>
    </style:style>
    <style:style style:name="P2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44pt" style:font-size-asian="44pt" style:font-size-complex="44pt"/>
    </style:style>
    <style:style style:name="P3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family="Arial" style:font-family-generic="swiss" style:font-pitch="variable" fo:font-size="24.2999992370605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24.2999992370605pt" style:font-size-asian="22pt" style:font-size-complex="22pt"/>
    </style:style>
    <style:style style:name="P5" style:family="paragraph">
      <style:text-properties fo:font-size="13.8000001907349pt"/>
    </style:style>
    <style:style style:name="P6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26.5pt"/>
    </style:style>
    <style:style style:name="P7" style:family="paragraph">
      <style:paragraph-properties fo:margin-left="0cm" fo:margin-right="0cm" fo:text-align="center" fo:text-indent="0cm" style:punctuation-wrap="hanging" style:line-break="stric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36pt" style:font-size-asian="36pt" style:font-size-complex="36pt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/>
      <style:text-properties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P11" style:family="paragraph">
      <style:paragraph-properties fo:margin-top="0cm" fo:margin-bottom="0cm"/>
      <style:text-properties fo:font-family="'Courier New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32pt" style:font-size-asian="32pt" style:font-size-complex="32pt"/>
    </style:style>
    <style:style style:name="P13" style:family="paragraph">
      <style:paragraph-properties fo:margin-top="0cm" fo:margin-bottom="0cm"/>
      <style:text-properties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margin-top="0cm" fo:margin-bottom="0cm"/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15" style:family="paragraph">
      <style:paragraph-properties fo:margin-top="0cm" fo:margin-bottom="0cm"/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16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36pt" style:font-size-asian="36pt" style:font-size-complex="36pt"/>
    </style:style>
    <style:style style:name="P17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32pt" style:font-size-asian="32pt" style:font-size-complex="32pt"/>
    </style:style>
    <style:style style:name="P18" style:family="paragraph">
      <style:paragraph-properties fo:margin-left="0cm" fo:margin-right="0cm" fo:margin-top="0cm" fo:margin-bottom="0cm" fo:line-height="90%" fo:text-indent="0cm" style:punctuation-wrap="hanging" style:line-break="strict"/>
      <style:text-properties fo:font-size="32pt" style:font-size-asian="32pt" style:font-size-complex="32pt"/>
    </style:style>
    <style:style style:name="P19" style:family="paragraph">
      <style:paragraph-properties fo:margin-left="0cm" fo:margin-right="0cm" fo:margin-top="0cm" fo:margin-bottom="0cm" fo:line-height="90%" fo:text-indent="0cm" style:punctuation-wrap="hanging" style:line-break="strict"/>
      <style:text-properties fo:font-size="24.2999992370605pt"/>
    </style:style>
    <style:style style:name="T1" style:family="text">
      <style:text-properties fo:color="#000000" fo:font-size="44pt" fo:language="en" fo:country="US" fo:font-weight="bold" style:font-size-asian="44pt" style:font-weight-asian="bold" style:font-size-complex="44pt" style:font-weight-complex="bold"/>
    </style:style>
    <style:style style:name="T2" style:family="text">
      <style:text-properties fo:color="#000000" fo:font-family="Arial" style:font-family-generic="swiss" style:font-pitch="variable" fo:font-size="22pt" fo:language="en" fo:country="U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color="#000000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color="#000000" fo:font-size="36pt" fo:language="en" fo:country="US" fo:font-weight="bold" style:font-size-asian="36pt" style:font-weight-asian="bold" style:font-size-complex="36pt" style:font-weight-complex="bold"/>
    </style:style>
    <style:style style:name="T5" style:family="text">
      <style:text-properties fo:color="#000000"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6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Courier New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000000" fo:font-family="Arial" style:font-family-generic="swiss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12" style:family="text">
      <style:text-properties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ff00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0080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dcff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2300dc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color="#2300dc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family="'Courier New'" style:font-family-generic="modern" style:font-pitch="fixed" fo:font-size="16pt" style:font-size-asian="16pt" style:font-size-complex="16pt"/>
    </style:style>
    <style:style style:name="T21" style:family="text">
      <style:text-properties fo:font-family="'Courier New'" style:font-family-generic="modern" style:font-pitch="fixed" fo:font-size="18pt" style:font-size-asian="18pt" style:font-size-complex="18pt"/>
    </style:style>
    <style:style style:name="T22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660066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family="'Courier New'" style:font-family-generic="modern" style:font-pitch="fixed" fo:font-size="20pt" style:font-size-asian="20pt" style:font-size-complex="20pt"/>
    </style:style>
    <style:style style:name="T26" style:family="text">
      <style:text-properties fo:color="#ff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00ffff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008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00ff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ff6633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ff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4700b8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cc6633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00ffff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36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7" style:family="text">
      <style:text-properties fo:font-family="'Courier New'" style:font-family-generic="modern" style:font-pitch="fixed" fo:font-size="14pt" style:font-size-asian="14pt" style:font-size-complex="14pt"/>
    </style:style>
    <style:style style:name="T38" style:family="text">
      <style:text-properties fo:color="#000000" fo:font-size="32pt" fo:language="en" fo:country="US" fo:font-weight="bold" style:font-size-asian="32pt" style:font-weight-asian="bold" style:font-size-complex="32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_20_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6.035cm" svg:height="3.709cm" svg:x="1.27cm" svg:y="8.89cm">
          <text:list text:style-name="L1">
            <text:list-header>
              <text:p text:style-name="P1"><text:span text:style-name="T1">IKEv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6.3cm" svg:height="1.4cm" svg:x="20.999cm" svg:y="19.111cm">
          <text:list text:style-name="L1">
            <text:list-header>
              <text:p text:style-name="P1"><text:span text:style-name="T2">Сетевые Дн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9.8cm" svg:height="1.694cm" svg:x="18.199cm" svg:y="13.006cm">
          <text:list text:style-name="L1">
            <text:list-header>
              <text:p text:style-name="P1"><text:span text:style-name="T3">Наташа Самойленко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4" draw:layer="layout" svg:width="19.384cm" svg:height="13.618cm" svg:x="1.114cm" svg:y="1.978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use-date-time-name="dtd1">
        <office:forms form:automatic-focus="false" form:apply-design-mode="false"/>
        <draw:custom-shape draw:style-name="gr5" draw:text-style-name="P6" draw:layer="layout" svg:width="24.752cm" svg:height="2.906cm" svg:x="1.147cm" svg:y="10.16cm">
          <text:list text:style-name="L1">
            <text:list-header>
              <text:p text:style-name="P1"><text:span text:style-name="T4">IKEv2 Smart Default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384cm" svg:height="13.618cm" svg:x="1.114cm" svg:y="1.978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3" presentation:use-date-time-name="dtd1">
        <office:forms form:automatic-focus="false" form:apply-design-mode="false"/>
        <draw:custom-shape draw:style-name="gr6" draw:text-style-name="P8" draw:layer="layout" svg:width="26.213cm" svg:height="1.905cm" svg:x="1.092cm" svg:y="0.635cm">
          <text:p text:style-name="P7"><text:span text:style-name="T5">IKEv2 Smart Defaults</text:span></text:p>
          <draw:enhanced-geometry svg:viewBox="0 0 21600 21600" draw:type="mso-spt202" draw:enhanced-path="M 0 0 L 21600 0 21600 21600 0 21600 0 0 Z N"/>
        </draw:custom-shape>
        <draw:frame presentation:style-name="pr2" draw:text-style-name="P10" draw:layer="layout" svg:width="24.42cm" svg:height="17.264cm" svg:x="1.615cm" svg:y="3.175cm" presentation:class="outline" presentation:user-transformed="true">
          <draw:text-box>
            <text:p text:style-name="P9"><text:span text:style-name="T6">r1#sh crypto ikev2 proposal </text:span></text:p>
            <text:p text:style-name="P9"><text:span text:style-name="T7"><text:s/></text:span><text:span text:style-name="T7">IKEv2 proposal: default </text:span></text:p>
            <text:p text:style-name="P9"><text:span text:style-name="T7"><text:s text:c="5"/></text:span><text:span text:style-name="T7">Encryption : AES-CBC-256 AES-CBC-192 AES-CBC-128</text:span></text:p>
            <text:p text:style-name="P9"><text:span text:style-name="T7"><text:s text:c="5"/></text:span><text:span text:style-name="T7">Integrity <text:s/>: SHA512 SHA384 SHA256 SHA96 MD596</text:span></text:p>
            <text:p text:style-name="P9"><text:span text:style-name="T7"><text:s text:c="5"/></text:span><text:span text:style-name="T7">PRF <text:s text:c="7"/>: SHA512 SHA384 SHA256 SHA1 MD5</text:span></text:p>
            <text:p text:style-name="P9"><text:span text:style-name="T7"><text:s text:c="5"/></text:span><text:span text:style-name="T7">DH Group <text:s text:c="2"/>: DH_GROUP_1536_MODP/Group 5 DH_GROUP_1024_MODP/Group 2</text:span></text:p>
            <text:p text:style-name="P9"><text:span text:style-name="T7"/></text:p>
            <text:p text:style-name="P9"><text:span text:style-name="T6">r1#sh crypto ikev2 policy </text:span></text:p>
            <text:p text:style-name="P9"><text:span text:style-name="T7"/></text:p>
            <text:p text:style-name="P9"><text:span text:style-name="T7"><text:s/></text:span><text:span text:style-name="T7">IKEv2 policy : default</text:span></text:p>
            <text:p text:style-name="P9"><text:span text:style-name="T7"><text:s text:c="6"/></text:span><text:span text:style-name="T7">Match fvrf : any</text:span></text:p>
            <text:p text:style-name="P9"><text:span text:style-name="T7"><text:s text:c="6"/></text:span><text:span text:style-name="T7">Match address local : any </text:span></text:p>
            <text:p text:style-name="P9"><text:span text:style-name="T7"><text:s text:c="6"/></text:span><text:span text:style-name="T7">Proposal <text:s text:c="3"/>: default </text:span></text:p>
            <text:p text:style-name="P9"><text:span text:style-name="T7"/></text:p>
            <text:p text:style-name="P9"><text:span text:style-name="T6">r1#sh crypto ipsec transform-set </text:span></text:p>
            <text:p text:style-name="P9"><text:span text:style-name="T7">Transform set default: { esp-aes esp-sha-hmac <text:s/>} </text:span></text:p>
            <text:p text:style-name="P9"><text:span text:style-name="T7"><text:s text:c="3"/></text:span><text:span text:style-name="T7">will negotiate = { Tunnel, <text:s/>}, </text:span></text:p>
            <text:p text:style-name="P9"><text:span text:style-name="T7"/></text:p>
            <text:p text:style-name="P9"><text:span text:style-name="T6">r1#sh crypto ipsec profile <text:s text:c="6"/></text:span></text:p>
            <text:p text:style-name="P9"><text:span text:style-name="T7">IPSEC profile default</text:span></text:p>
            <text:p text:style-name="P9"><text:span text:style-name="T7"><text:s text:c="8"/></text:span><text:span text:style-name="T7">Security association lifetime: 4608000 kilobytes/3600 seconds</text:span></text:p>
            <text:p text:style-name="P9"><text:span text:style-name="T7"><text:s text:c="8"/></text:span><text:span text:style-name="T7">Responder-Only (Y/N): N</text:span></text:p>
            <text:p text:style-name="P9"><text:span text:style-name="T7"><text:s text:c="8"/></text:span><text:span text:style-name="T7">PFS (Y/N): N</text:span></text:p>
            <text:p text:style-name="P9"><text:span text:style-name="T7"><text:s text:c="8"/></text:span><text:span text:style-name="T7">Transform sets={ </text:span></text:p>
            <text:p text:style-name="P9"><text:span text:style-name="T7"><text:s text:c="16"/></text:span><text:span text:style-name="T7">default: <text:s/>{ esp-aes esp-sha-hmac <text:s/>} , </text:span></text:p>
            <text:p text:style-name="P9"><text:span text:style-name="T7"><text:s text:c="8"/></text:span><text:span text:style-name="T7">}</text:span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3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3" presentation:use-date-time-name="dtd1">
        <office:forms form:automatic-focus="false" form:apply-design-mode="false"/>
        <draw:custom-shape draw:style-name="gr7" draw:text-style-name="P8" draw:layer="layout" svg:width="26.213cm" svg:height="1.905cm" svg:x="1.092cm" svg:y="0.635cm">
          <text:p text:style-name="P7"><text:span text:style-name="T5">IKEv2 Smart Defaults</text:span></text:p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4.42cm" svg:height="17.264cm" svg:x="1.615cm" svg:y="3.175cm" presentation:class="outline" presentation:user-transformed="true">
          <draw:text-box>
            <text:p text:style-name="P9"><text:span text:style-name="T8">r1#sh run all | s crypto .* default</text:span></text:p>
            <text:p text:style-name="P9"><text:span text:style-name="T9"/></text:p>
            <text:p text:style-name="P9"><text:span text:style-name="T9">crypto ikev2 authorization policy default</text:span></text:p>
            <text:p text:style-name="P9"><text:span text:style-name="T9"><text:s/></text:span><text:span text:style-name="T9">route set interface</text:span></text:p>
            <text:p text:style-name="P9"><text:span text:style-name="T9"><text:s/></text:span><text:span text:style-name="T9">route accept any</text:span></text:p>
            <text:p text:style-name="P9"><text:span text:style-name="T9"/></text:p>
            <text:p text:style-name="P9"><text:span text:style-name="T9">crypto ikev2 proposal default</text:span></text:p>
            <text:p text:style-name="P9"><text:span text:style-name="T9"><text:s/></text:span><text:span text:style-name="T9">encryption aes-cbc-256 aes-cbc-192 aes-cbc-128</text:span></text:p>
            <text:p text:style-name="P9"><text:span text:style-name="T9"><text:s/></text:span><text:span text:style-name="T9">integrity sha512 sha384 sha256 sha1 md5</text:span></text:p>
            <text:p text:style-name="P9"><text:span text:style-name="T9"><text:s/></text:span><text:span text:style-name="T9">group 5 2</text:span></text:p>
            <text:p text:style-name="P9"><text:span text:style-name="T9"/></text:p>
            <text:p text:style-name="P9"><text:span text:style-name="T9">crypto ikev2 policy default</text:span></text:p>
            <text:p text:style-name="P9"><text:span text:style-name="T9"><text:s/></text:span><text:span text:style-name="T9">match fvrf any</text:span></text:p>
            <text:p text:style-name="P9"><text:span text:style-name="T9"><text:s/></text:span><text:span text:style-name="T9">proposal default</text:span></text:p>
            <text:p text:style-name="P9"><text:span text:style-name="T9"/></text:p>
            <text:p text:style-name="P9"><text:span text:style-name="T9">crypto ipsec transform-set default esp-aes esp-sha-hmac </text:span></text:p>
            <text:p text:style-name="P9"><text:span text:style-name="T9"><text:s/></text:span><text:span text:style-name="T9">mode tunnel</text:span></text:p>
            <text:p text:style-name="P9"><text:span text:style-name="T9"/></text:p>
            <text:p text:style-name="P9"><text:span text:style-name="T9">crypto ipsec profile default</text:span></text:p>
            <text:p text:style-name="P9"><text:span text:style-name="T9"/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4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3" presentation:use-date-time-name="dtd1">
        <office:forms form:automatic-focus="false" form:apply-design-mode="false"/>
        <draw:custom-shape draw:style-name="gr8" draw:text-style-name="P8" draw:layer="layout" svg:width="26.213cm" svg:height="1.905cm" svg:x="1.092cm" svg:y="0.635cm">
          <text:p text:style-name="P7"><text:span text:style-name="T5">IKEv2 Smart Defaults</text:span></text:p>
          <draw:enhanced-geometry svg:viewBox="0 0 21600 21600" draw:type="mso-spt202" draw:enhanced-path="M 0 0 L 21600 0 21600 21600 0 21600 0 0 Z N"/>
        </draw:custom-shape>
        <draw:frame presentation:style-name="pr5" draw:text-style-name="P11" draw:layer="layout" svg:width="24.42cm" svg:height="17.264cm" svg:x="1.615cm" svg:y="3.175cm" presentation:class="outline" presentation:user-transformed="true">
          <draw:text-box>
            <text:p text:style-name="P9"><text:span text:style-name="T10">Значения по умолчанию можно менять:</text:span></text:p>
            <text:p text:style-name="P9"><text:span text:style-name="T9"/></text:p>
            <text:p text:style-name="P9"><text:span text:style-name="T9"><text:s/></text:span><text:span text:style-name="T9">crypto ipsec transform-set default esp-aes 256 esp-</text:span></text:p>
            <text:p text:style-name="P9"><text:span text:style-name="T9"><text:s/></text:span><text:span text:style-name="T9">sha256-hmac</text:span></text:p>
            <text:p text:style-name="P9"><text:span text:style-name="T9"/></text:p>
            <text:p text:style-name="P9"><text:span text:style-name="T10">Восстановить значения в состояние по умолчанию (или восстановить удаленные объекты)</text:span></text:p>
            <text:p text:style-name="P9"><text:span text:style-name="T9"/></text:p>
            <text:p text:style-name="P9"><text:span text:style-name="T9"><text:s/></text:span><text:span text:style-name="T9">default crypto ipsec transform-set</text:span></text:p>
            <text:p text:style-name="P9"><text:span text:style-name="T9"/></text:p>
            <text:p text:style-name="P9"><text:span text:style-name="T10">Удалить объект:</text:span></text:p>
            <text:p text:style-name="P9"><text:span text:style-name="T9"/></text:p>
            <text:p text:style-name="P9"><text:span text:style-name="T9"><text:s/></text:span><text:span text:style-name="T9">no crypto ipsec transform-set default</text:span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5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6" draw:style-name="dp3" draw:master-page-name="Default_20_1" presentation:use-date-time-name="dtd1">
        <office:forms form:automatic-focus="false" form:apply-design-mode="false"/>
        <draw:custom-shape draw:style-name="gr9" draw:text-style-name="P6" draw:layer="layout" svg:width="24.752cm" svg:height="2.906cm" svg:x="1.147cm" svg:y="10.16cm">
          <text:list text:style-name="L1">
            <text:list-header>
              <text:p text:style-name="P1"><text:span text:style-name="T4">IKEv2 Pre-shar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384cm" svg:height="13.618cm" svg:x="1.114cm" svg:y="1.978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3" presentation:use-date-time-name="dtd1">
        <office:forms form:automatic-focus="false" form:apply-design-mode="false"/>
        <draw:custom-shape draw:style-name="gr10" draw:text-style-name="P12" draw:layer="layout" svg:width="26.213cm" svg:height="1.905cm" svg:x="1.092cm" svg:y="0.635cm">
          <text:p text:style-name="P7"><text:span text:style-name="T11">Настройки Ipsec и IKEv2 для R1</text:span></text:p>
          <draw:enhanced-geometry svg:viewBox="0 0 21600 21600" draw:type="mso-spt202" draw:enhanced-path="M 0 0 L 21600 0 21600 21600 0 21600 0 0 Z N"/>
        </draw:custom-shape>
        <draw:frame presentation:style-name="pr6" draw:text-style-name="P13" draw:layer="layout" svg:width="24.42cm" svg:height="17.264cm" svg:x="1.615cm" svg:y="3.175cm" presentation:class="outline" presentation:user-transformed="true">
          <draw:text-box>
            <text:p text:style-name="P9"><text:span text:style-name="T12">crypto ikev2 keyring </text:span><text:span text:style-name="T13">KIEV-FIL_key</text:span></text:p>
            <text:p text:style-name="P9"><text:span text:style-name="T12"><text:s/></text:span><text:span text:style-name="T12">peer LVV</text:span></text:p>
            <text:p text:style-name="P9"><text:span text:style-name="T12"><text:s text:c="2"/></text:span><text:span text:style-name="T12">address 38.0.0.3</text:span></text:p>
            <text:p text:style-name="P9"><text:span text:style-name="T12"><text:s text:c="2"/></text:span><text:span text:style-name="T12">pre-shared-key local FlexKeyForLVV</text:span></text:p>
            <text:p text:style-name="P9"><text:span text:style-name="T12"><text:s text:c="2"/></text:span><text:span text:style-name="T12">pre-shared-key remote FlexKeyForKIEV</text:span></text:p>
            <text:p text:style-name="P9"><text:span text:style-name="T12"><text:s/></text:span><text:span text:style-name="T12">!</text:span></text:p>
            <text:p text:style-name="P9"><text:span text:style-name="T12"><text:s/></text:span><text:span text:style-name="T12">peer ODE</text:span></text:p>
            <text:p text:style-name="P9"><text:span text:style-name="T12"><text:s text:c="2"/></text:span><text:span text:style-name="T12">address 48.0.0.4</text:span></text:p>
            <text:p text:style-name="P9"><text:span text:style-name="T12"><text:s text:c="2"/></text:span><text:span text:style-name="T12">pre-shared-key local FlexKeyForODE</text:span></text:p>
            <text:p text:style-name="P9"><text:span text:style-name="T12"><text:s text:c="2"/></text:span><text:span text:style-name="T12">pre-shared-key remote FlexKeyForKIEV</text:span></text:p>
            <text:p text:style-name="P9"><text:span text:style-name="T12"/></text:p>
            <text:p text:style-name="P9"><text:span text:style-name="T12">crypto ikev2 profile </text:span><text:span text:style-name="T14">FIL_PROFILE</text:span></text:p>
            <text:p text:style-name="P9"><text:span text:style-name="T15"><text:s/></text:span><text:span text:style-name="T15">match identity remote fqdn domain xgu.ru</text:span></text:p>
            <text:p text:style-name="P9"><text:span text:style-name="T12"><text:s/></text:span><text:span text:style-name="T12">identity local fqdn kiev1.xgu.ru</text:span></text:p>
            <text:p text:style-name="P9"><text:span text:style-name="T12"><text:s/></text:span><text:span text:style-name="T12">authentication remote pre-share</text:span></text:p>
            <text:p text:style-name="P9"><text:span text:style-name="T12"><text:s/></text:span><text:span text:style-name="T12">authentication local pre-share</text:span></text:p>
            <text:p text:style-name="P9"><text:span text:style-name="T12"><text:s/></text:span><text:span text:style-name="T12">keyring </text:span><text:span text:style-name="T13">KIEV-FIL_key</text:span></text:p>
            <text:p text:style-name="P9"><text:span text:style-name="T12"/></text:p>
            <text:p text:style-name="P9"><text:span text:style-name="T12">crypto ipsec transform-set </text:span><text:span text:style-name="T16">default</text:span><text:span text:style-name="T12"> esp-aes esp-sha-hmac </text:span></text:p>
            <text:p text:style-name="P9"><text:span text:style-name="T15"><text:s/></text:span><text:span text:style-name="T15">mode transport</text:span></text:p>
            <text:p text:style-name="P9"><text:span text:style-name="T12"/></text:p>
            <text:p text:style-name="P9"><text:span text:style-name="T12">crypto ipsec profile </text:span><text:span text:style-name="T17">FIL_VPN</text:span></text:p>
            <text:p text:style-name="P9"><text:span text:style-name="T12"><text:s/></text:span><text:span text:style-name="T12">set ikev2-profile </text:span><text:span text:style-name="T14">FIL_PROFILE</text:span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7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3" presentation:use-date-time-name="dtd1">
        <office:forms form:automatic-focus="false" form:apply-design-mode="false"/>
        <draw:custom-shape draw:style-name="gr11" draw:text-style-name="P12" draw:layer="layout" svg:width="26.213cm" svg:height="1.905cm" svg:x="1.092cm" svg:y="0.635cm">
          <text:p text:style-name="P7"><text:span text:style-name="T11">Настройки туннелей на R1</text:span></text:p>
          <draw:enhanced-geometry svg:viewBox="0 0 21600 21600" draw:type="mso-spt202" draw:enhanced-path="M 0 0 L 21600 0 21600 21600 0 21600 0 0 Z N"/>
        </draw:custom-shape>
        <draw:frame presentation:style-name="pr7" draw:text-style-name="P14" draw:layer="layout" svg:width="24.42cm" svg:height="17.264cm" svg:x="1.615cm" svg:y="3.175cm" presentation:class="outline" presentation:user-transformed="true">
          <draw:text-box>
            <text:p text:style-name="P9"><text:span text:style-name="T18">interface Tunnel3</text:span></text:p>
            <text:p text:style-name="P9"><text:span text:style-name="T18"><text:s/></text:span><text:span text:style-name="T18">description IPsec p2p VPN to LVV</text:span></text:p>
            <text:p text:style-name="P9"><text:span text:style-name="T18"><text:s/></text:span><text:span text:style-name="T18">ip address 10.0.3.1 255.255.255.0</text:span></text:p>
            <text:p text:style-name="P9"><text:span text:style-name="T18"><text:s/></text:span><text:span text:style-name="T18">tunnel source Ethernet0/0</text:span></text:p>
            <text:p text:style-name="P9"><text:span text:style-name="T18"><text:s/></text:span><text:span text:style-name="T18">tunnel destination 38.0.0.3</text:span></text:p>
            <text:p text:style-name="P9"><text:span text:style-name="T18"><text:s/></text:span><text:span text:style-name="T18">tunnel protection ipsec profile </text:span><text:span text:style-name="T19">FIL_VPN</text:span></text:p>
            <text:p text:style-name="P9"><text:span text:style-name="T18"/></text:p>
            <text:p text:style-name="P9"><text:span text:style-name="T18">interface Tunnel4</text:span></text:p>
            <text:p text:style-name="P9"><text:span text:style-name="T18"><text:s/></text:span><text:span text:style-name="T18">description IPsec p2p VPN to ODE</text:span></text:p>
            <text:p text:style-name="P9"><text:span text:style-name="T18"><text:s/></text:span><text:span text:style-name="T18">ip address 10.0.4.1 255.255.255.0</text:span></text:p>
            <text:p text:style-name="P9"><text:span text:style-name="T18"><text:s/></text:span><text:span text:style-name="T18">tunnel source Ethernet0/0</text:span></text:p>
            <text:p text:style-name="P9"><text:span text:style-name="T18"><text:s/></text:span><text:span text:style-name="T18">tunnel destination 48.0.0.4</text:span></text:p>
            <text:p text:style-name="P9"><text:span text:style-name="T18"><text:s/></text:span><text:span text:style-name="T18">tunnel protection ipsec profile </text:span><text:span text:style-name="T19">FIL_VPN</text:span></text:p>
            <text:p text:style-name="P9"><text:span text:style-name="T18"/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8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9" draw:style-name="dp3" draw:master-page-name="Default_20_1" presentation:use-date-time-name="dtd1">
        <office:forms form:automatic-focus="false" form:apply-design-mode="false"/>
        <draw:custom-shape draw:style-name="gr12" draw:text-style-name="P6" draw:layer="layout" svg:width="24.752cm" svg:height="2.906cm" svg:x="1.147cm" svg:y="10.16cm">
          <text:list text:style-name="L1">
            <text:list-header>
              <text:p text:style-name="P1"><text:span text:style-name="T4">Проверка Site-to-Site FlexVP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384cm" svg:height="13.618cm" svg:x="1.114cm" svg:y="1.978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3" presentation:use-date-time-name="dtd1">
        <office:forms form:automatic-focus="false" form:apply-design-mode="false"/>
        <draw:custom-shape draw:style-name="gr13" draw:text-style-name="P12" draw:layer="layout" svg:width="26.213cm" svg:height="1.905cm" svg:x="1.092cm" svg:y="0.635cm">
          <text:p text:style-name="P7"><text:span text:style-name="T11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8" draw:text-style-name="P10" draw:layer="layout" svg:width="24.42cm" svg:height="17.264cm" svg:x="1.615cm" svg:y="3.175cm" presentation:class="outline" presentation:user-transformed="true">
          <draw:text-box>
            <text:p text:style-name="P9"><text:span text:style-name="T6">kiev1#sh crypto ikev2 profile </text:span></text:p>
            <text:p text:style-name="P9"><text:span text:style-name="T20"/></text:p>
            <text:p text:style-name="P9"><text:span text:style-name="T20">IKEv2 profile: FIL_PROFILE</text:span></text:p>
            <text:p text:style-name="P9"><text:span text:style-name="T20"><text:s/></text:span><text:span text:style-name="T20">Ref Count: 6</text:span></text:p>
            <text:p text:style-name="P9"><text:span text:style-name="T20"><text:s/></text:span><text:span text:style-name="T20">Match criteria: </text:span></text:p>
            <text:p text:style-name="P9"><text:span text:style-name="T20"><text:s text:c="2"/></text:span><text:span text:style-name="T20">Fvrf: global</text:span></text:p>
            <text:p text:style-name="P9"><text:span text:style-name="T20"><text:s text:c="2"/></text:span><text:span text:style-name="T20">Local address/interface: none</text:span></text:p>
            <text:p text:style-name="P9"><text:span text:style-name="T20"><text:s text:c="2"/></text:span><text:span text:style-name="T20">Identities: </text:span></text:p>
            <text:p text:style-name="P9"><text:span text:style-name="T20"><text:s text:c="3"/></text:span><text:span text:style-name="T20">fqdn domain xgu.ru</text:span></text:p>
            <text:p text:style-name="P9"><text:span text:style-name="T20"><text:s text:c="2"/></text:span><text:span text:style-name="T20">Certificate maps: none</text:span></text:p>
            <text:p text:style-name="P9"><text:span text:style-name="T20"><text:s/></text:span><text:span text:style-name="T20">Local identity: fqdn kiev1.xgu.ru</text:span></text:p>
            <text:p text:style-name="P9"><text:span text:style-name="T20"><text:s/></text:span><text:span text:style-name="T20">Remote identity: none</text:span></text:p>
            <text:p text:style-name="P9"><text:span text:style-name="T20"><text:s/></text:span><text:span text:style-name="T20">Local authentication method: pre-share</text:span></text:p>
            <text:p text:style-name="P9"><text:span text:style-name="T20"><text:s/></text:span><text:span text:style-name="T20">Remote authentication method(s): pre-share</text:span></text:p>
            <text:p text:style-name="P9"><text:span text:style-name="T20"><text:s/></text:span><text:span text:style-name="T20">EAP options: none</text:span></text:p>
            <text:p text:style-name="P9"><text:span text:style-name="T20"><text:s/></text:span><text:span text:style-name="T20">Keyring: KIEV-FIL_key</text:span></text:p>
            <text:p text:style-name="P9"><text:span text:style-name="T20"><text:s/></text:span><text:span text:style-name="T20">Trustpoint(s): none</text:span></text:p>
            <text:p text:style-name="P9"><text:span text:style-name="T20"><text:s/></text:span><text:span text:style-name="T20">Lifetime: 86400 seconds</text:span></text:p>
            <text:p text:style-name="P9"><text:span text:style-name="T20"><text:s/></text:span><text:span text:style-name="T20">DPD: disabled</text:span></text:p>
            <text:p text:style-name="P9"><text:span text:style-name="T20"><text:s/></text:span><text:span text:style-name="T20">NAT-keepalive: disabled</text:span></text:p>
            <text:p text:style-name="P9"><text:span text:style-name="T20"><text:s/></text:span><text:span text:style-name="T20">Ivrf: none</text:span></text:p>
            <text:p text:style-name="P9"><text:span text:style-name="T20"><text:s/></text:span><text:span text:style-name="T20">Virtual-template: none</text:span></text:p>
            <text:p text:style-name="P9"><text:span text:style-name="T20"><text:s/></text:span><text:span text:style-name="T20">AAA EAP authentication mlist: none</text:span></text:p>
            <text:p text:style-name="P9"><text:span text:style-name="T20"><text:s/></text:span><text:span text:style-name="T20">AAA Accounting: none</text:span></text:p>
            <text:p text:style-name="P9"><text:span text:style-name="T20"><text:s/></text:span><text:span text:style-name="T20">AAA group authorization: none</text:span></text:p>
            <text:p text:style-name="P9"><text:span text:style-name="T20"><text:s/></text:span><text:span text:style-name="T20">AAA user authorization: none</text:span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10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3" presentation:use-date-time-name="dtd1">
        <office:forms form:automatic-focus="false" form:apply-design-mode="false"/>
        <draw:custom-shape draw:style-name="gr14" draw:text-style-name="P12" draw:layer="layout" svg:width="26.213cm" svg:height="1.905cm" svg:x="1.092cm" svg:y="0.635cm">
          <text:p text:style-name="P7"><text:span text:style-name="T11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9" draw:text-style-name="P10" draw:layer="layout" svg:width="24.42cm" svg:height="17.264cm" svg:x="1.615cm" svg:y="3.175cm" presentation:class="outline" presentation:user-transformed="true">
          <draw:text-box>
            <text:p text:style-name="P9"><text:span text:style-name="T6">kiev1#sh crypto ikev2 sa</text:span></text:p>
            <text:p text:style-name="P9"><text:span text:style-name="T20"><text:s/></text:span><text:span text:style-name="T20">I</text:span><text:span text:style-name="T21">Pv4 Crypto IKEv2 <text:s/>SA </text:span></text:p>
            <text:p text:style-name="P9"><text:span text:style-name="T21"/></text:p>
            <text:p text:style-name="P9"><text:span text:style-name="T21">Tunnel-id Local <text:s text:c="10"/>Remote <text:s text:c="7"/>fvrf/ivrf <text:s text:c="2"/>Status </text:span></text:p>
            <text:p text:style-name="P9"><text:span text:style-name="T21">3 <text:s text:c="8"/>16.0.0.1/500 <text:s text:c="3"/>38.0.0.3/500 <text:s/>none/none <text:s text:c="2"/>READY <text:s/></text:span></text:p>
            <text:p text:style-name="P9"><text:span text:style-name="T21"><text:s text:c="6"/></text:span><text:span text:style-name="T21">Encr: AES-CBC, keysize: 256, Hash: SHA512, DH Grp:5, Auth sign: PSK, Auth verify: PSK</text:span></text:p>
            <text:p text:style-name="P9"><text:span text:style-name="T21"><text:s text:c="6"/></text:span><text:span text:style-name="T21">Life/Active Time: 86400/1443 sec</text:span></text:p>
            <text:p text:style-name="P9"><text:span text:style-name="T21"/></text:p>
            <text:p text:style-name="P9"><text:span text:style-name="T21">Tunnel-id Local <text:s text:c="10"/>Remote <text:s text:c="7"/>fvrf/ivrf <text:s text:c="2"/>Status </text:span></text:p>
            <text:p text:style-name="P9"><text:span text:style-name="T21">1 <text:s text:c="8"/>16.0.0.1/500 <text:s text:c="3"/>48.0.0.4/500 <text:s/>none/none <text:s text:c="2"/>READY <text:s/></text:span></text:p>
            <text:p text:style-name="P9"><text:span text:style-name="T21"><text:s text:c="6"/></text:span><text:span text:style-name="T21">Encr: AES-CBC, keysize: 256, Hash: SHA512, DH Grp:5, Auth sign: PSK, Auth verify: PSK</text:span></text:p>
            <text:p text:style-name="P9"><text:span text:style-name="T21"><text:s text:c="6"/></text:span><text:span text:style-name="T21">Life/Active Time: 86400/1442 sec</text:span></text:p>
            <text:p text:style-name="P9"><text:span text:style-name="T21"/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11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3" presentation:use-date-time-name="dtd1">
        <office:forms form:automatic-focus="false" form:apply-design-mode="false"/>
        <draw:custom-shape draw:style-name="gr15" draw:text-style-name="P12" draw:layer="layout" svg:width="26.213cm" svg:height="1.905cm" svg:x="1.092cm" svg:y="0.635cm">
          <text:p text:style-name="P7"><text:span text:style-name="T11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10" draw:text-style-name="P10" draw:layer="layout" svg:width="24.42cm" svg:height="17.361cm" svg:x="1.615cm" svg:y="3.175cm" presentation:class="outline" presentation:user-transformed="true">
          <draw:text-box>
            <text:p text:style-name="P9"><text:span text:style-name="T6">kiev1#sh crypto ikev2 session </text:span></text:p>
            <text:p text:style-name="P9"><text:span text:style-name="T21"><text:s/></text:span><text:span text:style-name="T21">IPv4 Crypto IKEv2 Session </text:span></text:p>
            <text:p text:style-name="P9"><text:span text:style-name="T21"/></text:p>
            <text:p text:style-name="P9"><text:span text:style-name="T21">Session-id:1, Status:UP-ACTIVE, IKE count:1, CHILD count:1</text:span></text:p>
            <text:p text:style-name="P9"><text:span text:style-name="T21"/></text:p>
            <text:p text:style-name="P9"><text:span text:style-name="T21">Tunnel-id Local <text:s text:c="9"/>Remote <text:s text:c="7"/>fvrf/ivrf <text:s text:c="3"/>Status </text:span></text:p>
            <text:p text:style-name="P9"><text:span text:style-name="T21">3 <text:s text:c="8"/>16.0.0.1/500 <text:s text:c="2"/>38.0.0.3/500 <text:s/>none/none <text:s text:c="3"/>READY <text:s/></text:span></text:p>
            <text:p text:style-name="P9"><text:span text:style-name="T21"><text:s text:c="6"/></text:span><text:span text:style-name="T21">Encr: AES-CBC, keysize: 256, Hash: SHA512, DH Grp:5, Auth sign: PSK, Auth verify: PSK</text:span></text:p>
            <text:p text:style-name="P9"><text:span text:style-name="T21"><text:s text:c="6"/></text:span><text:span text:style-name="T21">Life/Active Time: 86400/1446 sec</text:span></text:p>
            <text:p text:style-name="P9"><text:span text:style-name="T21">Child sa: local selector <text:s/>16.0.0.1/0 - 16.0.0.1/65535</text:span></text:p>
            <text:p text:style-name="P9"><text:span text:style-name="T21"><text:s text:c="10"/></text:span><text:span text:style-name="T21">remote selector 38.0.0.3/0 - 38.0.0.3/65535</text:span></text:p>
            <text:p text:style-name="P9"><text:span text:style-name="T21"><text:s text:c="10"/></text:span><text:span text:style-name="T21">ESP spi in/out: 0x5ACB031C/0xCF694209 <text:s/></text:span></text:p>
            <text:p text:style-name="P9"><text:span text:style-name="T21"/></text:p>
            <text:p text:style-name="P9"><text:span text:style-name="T21">Session-id:2, Status:UP-ACTIVE, IKE count:1, CHILD count:1</text:span></text:p>
            <text:p text:style-name="P9"><text:span text:style-name="T21"/></text:p>
            <text:p text:style-name="P9"><text:span text:style-name="T21">Tunnel-id Local <text:s text:c="9"/>Remote <text:s text:c="7"/>fvrf/ivrf <text:s text:c="3"/>Status </text:span></text:p>
            <text:p text:style-name="P9"><text:span text:style-name="T21">1 <text:s text:c="8"/>16.0.0.1/500 <text:s text:c="2"/>48.0.0.4/500 <text:s/>none/none <text:s text:c="3"/>READY <text:s/></text:span></text:p>
            <text:p text:style-name="P9"><text:span text:style-name="T21"><text:s text:c="6"/></text:span><text:span text:style-name="T21">Encr: AES-CBC, keysize: 256, Hash: SHA512, DH Grp:5, Auth sign: PSK, Auth verify: PSK</text:span></text:p>
            <text:p text:style-name="P9"><text:span text:style-name="T21"><text:s text:c="6"/></text:span><text:span text:style-name="T21">Life/Active Time: 86400/1445 sec</text:span></text:p>
            <text:p text:style-name="P9"><text:span text:style-name="T21">Child sa: local selector <text:s/>16.0.0.1/0 - 16.0.0.1/65535</text:span></text:p>
            <text:p text:style-name="P9"><text:span text:style-name="T21"><text:s text:c="10"/></text:span><text:span text:style-name="T21">remote selector 48.0.0.4/0 - 48.0.0.4/65535</text:span></text:p>
            <text:p text:style-name="P9"><text:span text:style-name="T21"><text:s text:c="10"/></text:span><text:span text:style-name="T21">ESP spi in/out: 0x15B854A2/0x9144E2E2 <text:s/></text:span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12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3" presentation:use-date-time-name="dtd1">
        <office:forms form:automatic-focus="false" form:apply-design-mode="false"/>
        <draw:custom-shape draw:style-name="gr16" draw:text-style-name="P12" draw:layer="layout" svg:width="26.213cm" svg:height="1.905cm" svg:x="1.092cm" svg:y="0.635cm">
          <text:p text:style-name="P7"><text:span text:style-name="T11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11" draw:text-style-name="P15" draw:layer="layout" svg:width="24.42cm" svg:height="17.491cm" svg:x="1.615cm" svg:y="3.175cm" presentation:class="outline" presentation:user-transformed="true">
          <draw:text-box>
            <text:p text:style-name="P9"><text:span text:style-name="T15">kiev1#sh crypto ikev2 session detailed </text:span></text:p>
            <text:p text:style-name="P9"><text:span text:style-name="T22"><text:s/></text:span><text:span text:style-name="T22">IPv4 Crypto IKEv2 Session </text:span></text:p>
            <text:p text:style-name="P9"><text:span text:style-name="T22"/></text:p>
            <text:p text:style-name="P9"><text:span text:style-name="T22">Session-id:1, Status:UP-ACTIVE, IKE count:1, CHILD count:1</text:span></text:p>
            <text:p text:style-name="P9"><text:span text:style-name="T22"/></text:p>
            <text:p text:style-name="P9"><text:span text:style-name="T22">Tunnel-id Local <text:s text:c="16"/>Remote <text:s text:c="15"/>fvrf/ivrf <text:s text:c="11"/>Status </text:span></text:p>
            <text:p text:style-name="P9"><text:span text:style-name="T22">3 <text:s text:c="8"/>16.0.0.1/500 <text:s text:c="9"/>38.0.0.3/500 <text:s text:c="9"/>none/none <text:s text:c="11"/>READY <text:s/></text:span></text:p>
            <text:p text:style-name="P9"><text:span text:style-name="T22"><text:s text:c="6"/></text:span><text:span text:style-name="T22">Encr: AES-CBC, keysize: 256, Hash: SHA512, DH Grp:5, Auth sign: PSK, Auth verify: PSK</text:span></text:p>
            <text:p text:style-name="P9"><text:span text:style-name="T22"><text:s text:c="6"/></text:span><text:span text:style-name="T22">Life/Active Time: 86400/1656 sec</text:span></text:p>
            <text:p text:style-name="P9"><text:span text:style-name="T22"><text:s text:c="6"/></text:span><text:span text:style-name="T22">CE id: 1001, Session-id: 1</text:span></text:p>
            <text:p text:style-name="P9"><text:span text:style-name="T22"><text:s text:c="6"/></text:span><text:span text:style-name="T22">Status Description: Negotiation done</text:span></text:p>
            <text:p text:style-name="P9"><text:span text:style-name="T22"><text:s text:c="6"/></text:span><text:span text:style-name="T22">Local spi: 4A147BFD78D11999 <text:s text:c="6"/>Remote spi: 2507A27E9F40E957</text:span></text:p>
            <text:p text:style-name="P9"><text:span text:style-name="T22"><text:s text:c="6"/></text:span><text:span text:style-name="T22">Local id: kiev1.xgu.ru</text:span></text:p>
            <text:p text:style-name="P9"><text:span text:style-name="T22"><text:s text:c="6"/></text:span><text:span text:style-name="T22">Remote id: lvv3.xgu.ru</text:span></text:p>
            <text:p text:style-name="P9"><text:span text:style-name="T22"><text:s text:c="6"/></text:span><text:span text:style-name="T22">Local req msg id: <text:s/>0 <text:s text:c="13"/>Remote req msg id: <text:s/>2 <text:s text:c="8"/></text:span></text:p>
            <text:p text:style-name="P9"><text:span text:style-name="T22"><text:s text:c="6"/></text:span><text:span text:style-name="T22">Local next msg id: 0 <text:s text:c="13"/>Remote next msg id: 2 <text:s text:c="8"/></text:span></text:p>
            <text:p text:style-name="P9"><text:span text:style-name="T22"><text:s text:c="6"/></text:span><text:span text:style-name="T22">Local req queued: <text:s/>0 <text:s text:c="13"/>Remote req queued: <text:s/>2 <text:s text:c="8"/></text:span></text:p>
            <text:p text:style-name="P9"><text:span text:style-name="T22"><text:s text:c="6"/></text:span><text:span text:style-name="T22">Local window: <text:s text:c="5"/>5 <text:s text:c="13"/>Remote window: <text:s text:c="5"/>5 <text:s text:c="8"/></text:span></text:p>
            <text:p text:style-name="P9"><text:span text:style-name="T22"><text:s text:c="6"/></text:span><text:span text:style-name="T22">DPD configured for 0 seconds, retry 0</text:span></text:p>
            <text:p text:style-name="P9"><text:span text:style-name="T22"><text:s text:c="6"/></text:span><text:span text:style-name="T22">NAT-T is not detected <text:s/></text:span></text:p>
            <text:p text:style-name="P9"><text:span text:style-name="T22"><text:s text:c="6"/></text:span><text:span text:style-name="T22">Cisco Trust Security SGT is disabled</text:span></text:p>
            <text:p text:style-name="P9"><text:span text:style-name="T22"><text:s text:c="6"/></text:span><text:span text:style-name="T22">Initiator of SA : No</text:span></text:p>
            <text:p text:style-name="P9"><text:span text:style-name="T22">Child sa: local selector <text:s/>16.0.0.1/0 - 16.0.0.1/65535</text:span></text:p>
            <text:p text:style-name="P9"><text:span text:style-name="T22"><text:s text:c="10"/></text:span><text:span text:style-name="T22">remote selector 38.0.0.3/0 - 38.0.0.3/65535</text:span></text:p>
            <text:p text:style-name="P9"><text:span text:style-name="T22"><text:s text:c="10"/></text:span><text:span text:style-name="T22">ESP spi in/out: 0x5ACB031C/0xCF694209 <text:s/></text:span></text:p>
            <text:p text:style-name="P9"><text:span text:style-name="T22"><text:s text:c="10"/></text:span><text:span text:style-name="T22">AH spi in/out: 0x0/0x0 <text:s/></text:span></text:p>
            <text:p text:style-name="P9"><text:span text:style-name="T22"><text:s text:c="10"/></text:span><text:span text:style-name="T22">CPI in/out: 0x0/0x0 <text:s/></text:span></text:p>
            <text:p text:style-name="P9"><text:span text:style-name="T22"><text:s text:c="10"/></text:span><text:span text:style-name="T22">Encr: AES-CBC, keysize: 128, esp_hmac: SHA96</text:span></text:p>
            <text:p text:style-name="P9"><text:span text:style-name="T22"><text:s text:c="10"/></text:span><text:span text:style-name="T22">ah_hmac: None, comp: IPCOMP_NONE, mode transport</text:span></text:p>
            <text:p text:style-name="P9"><text:span text:style-name="T22"/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13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3" presentation:use-date-time-name="dtd1">
        <office:forms form:automatic-focus="false" form:apply-design-mode="false"/>
        <draw:custom-shape draw:style-name="gr17" draw:text-style-name="P12" draw:layer="layout" svg:width="26.213cm" svg:height="1.905cm" svg:x="1.092cm" svg:y="0.635cm">
          <text:p text:style-name="P7"><text:span text:style-name="T11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12" draw:text-style-name="P13" draw:layer="layout" svg:width="24.42cm" svg:height="17.264cm" svg:x="1.615cm" svg:y="3.175cm" presentation:class="outline" presentation:user-transformed="true">
          <draw:text-box>
            <text:p text:style-name="P9"><text:span text:style-name="T23">kiev1#sh crypto session </text:span></text:p>
            <text:p text:style-name="P9"><text:span text:style-name="T12">Crypto session current status</text:span></text:p>
            <text:p text:style-name="P9"><text:span text:style-name="T12"/></text:p>
            <text:p text:style-name="P9"><text:span text:style-name="T12">Interface: Tunnel3</text:span></text:p>
            <text:p text:style-name="P9"><text:span text:style-name="T12">Session status: UP-ACTIVE <text:s text:c="4"/></text:span></text:p>
            <text:p text:style-name="P9"><text:span text:style-name="T12">Peer: 38.0.0.3 port 500 </text:span></text:p>
            <text:p text:style-name="P9"><text:span text:style-name="T12"><text:s text:c="2"/></text:span><text:span text:style-name="T12">IKEv2 SA: local 16.0.0.1/500 remote 38.0.0.3/500 Active </text:span></text:p>
            <text:p text:style-name="P9"><text:span text:style-name="T12"><text:s text:c="2"/></text:span><text:span text:style-name="T12">IPSEC FLOW: permit 47 host 16.0.0.1 host 38.0.0.3 </text:span></text:p>
            <text:p text:style-name="P9"><text:span text:style-name="T12"><text:s text:c="8"/></text:span><text:span text:style-name="T12">Active SAs: 2, origin: crypto map</text:span></text:p>
            <text:p text:style-name="P9"><text:span text:style-name="T12"/></text:p>
            <text:p text:style-name="P9"><text:span text:style-name="T12">Interface: Tunnel4</text:span></text:p>
            <text:p text:style-name="P9"><text:span text:style-name="T12">Session status: UP-ACTIVE <text:s text:c="4"/></text:span></text:p>
            <text:p text:style-name="P9"><text:span text:style-name="T12">Peer: 48.0.0.4 port 500 </text:span></text:p>
            <text:p text:style-name="P9"><text:span text:style-name="T12"><text:s text:c="2"/></text:span><text:span text:style-name="T12">IKEv2 SA: local 16.0.0.1/500 remote 48.0.0.4/500 Active </text:span></text:p>
            <text:p text:style-name="P9"><text:span text:style-name="T12"><text:s text:c="2"/></text:span><text:span text:style-name="T12">IPSEC FLOW: permit 47 host 16.0.0.1 host 48.0.0.4 </text:span></text:p>
            <text:p text:style-name="P9"><text:span text:style-name="T12"><text:s text:c="8"/></text:span><text:span text:style-name="T12">Active SAs: 2, origin: crypto map</text:span></text:p>
            <text:p text:style-name="P9"><text:span text:style-name="T12"/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14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3" presentation:use-date-time-name="dtd1">
        <office:forms form:automatic-focus="false" form:apply-design-mode="false"/>
        <draw:custom-shape draw:style-name="gr18" draw:text-style-name="P12" draw:layer="layout" svg:width="26.213cm" svg:height="1.905cm" svg:x="1.092cm" svg:y="0.635cm">
          <text:p text:style-name="P7"><text:span text:style-name="T11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13" draw:text-style-name="P15" draw:layer="layout" svg:width="24.42cm" svg:height="17.264cm" svg:x="1.615cm" svg:y="3.175cm" presentation:class="outline" presentation:user-transformed="true">
          <draw:text-box>
            <text:p text:style-name="P9"><text:span text:style-name="T22">kiev1#sh crypto session detail </text:span></text:p>
            <text:p text:style-name="P9"><text:span text:style-name="T22">Code: C - IKE Configuration mode, D - Dead Peer Detection <text:s text:c="4"/></text:span></text:p>
            <text:p text:style-name="P9"><text:span text:style-name="T22">K - Keepalives, N - NAT-traversal, T - cTCP encapsulation <text:s text:c="4"/></text:span></text:p>
            <text:p text:style-name="P9"><text:span text:style-name="T22">X - IKE Extended Authentication, F - IKE Fragmentation</text:span></text:p>
            <text:p text:style-name="P9"><text:span text:style-name="T22"/></text:p>
            <text:p text:style-name="P9"><text:span text:style-name="T22">Interface: Tunnel3</text:span></text:p>
            <text:p text:style-name="P9"><text:span text:style-name="T22">Uptime: 00:29:55</text:span></text:p>
            <text:p text:style-name="P9"><text:span text:style-name="T22">Session status: UP-ACTIVE <text:s text:c="4"/></text:span></text:p>
            <text:p text:style-name="P9"><text:span text:style-name="T22">Peer: 38.0.0.3 port 500 fvrf: (none) ivrf: (none)</text:span></text:p>
            <text:p text:style-name="P9"><text:span text:style-name="T22"><text:s text:c="6"/></text:span><text:span text:style-name="T22">Phase1_id: lvv3.xgu.ru</text:span></text:p>
            <text:p text:style-name="P9"><text:span text:style-name="T22"><text:s text:c="6"/></text:span><text:span text:style-name="T22">Desc: (none)</text:span></text:p>
            <text:p text:style-name="P9"><text:span text:style-name="T22"><text:s text:c="2"/></text:span><text:span text:style-name="T22">IKEv2 SA: local 16.0.0.1/500 remote 38.0.0.3/500 Active </text:span></text:p>
            <text:p text:style-name="P9"><text:span text:style-name="T22"><text:s text:c="10"/></text:span><text:span text:style-name="T22">Capabilities:(none) connid:3 lifetime:23:30:05</text:span></text:p>
            <text:p text:style-name="P9"><text:span text:style-name="T22"><text:s text:c="2"/></text:span><text:span text:style-name="T22">IPSEC FLOW: permit 47 host 16.0.0.1 host 38.0.0.3 </text:span></text:p>
            <text:p text:style-name="P9"><text:span text:style-name="T22"><text:s text:c="8"/></text:span><text:span text:style-name="T22">Active SAs: 2, origin: crypto map</text:span></text:p>
            <text:p text:style-name="P9"><text:span text:style-name="T22"><text:s text:c="8"/></text:span><text:span text:style-name="T22">Inbound: <text:s/>#pkts dec'ed 395 drop 0 life (KB/Sec) 4252064/4294965502</text:span></text:p>
            <text:p text:style-name="P9"><text:span text:style-name="T22"><text:s text:c="8"/></text:span><text:span text:style-name="T22">Outbound: #pkts enc'ed 396 drop 0 life (KB/Sec) 4252064/4294965502</text:span></text:p>
            <text:p text:style-name="P9"><text:span text:style-name="T22"/></text:p>
            <text:p text:style-name="P9"><text:span text:style-name="T22">Interface: Tunnel4</text:span></text:p>
            <text:p text:style-name="P9"><text:span text:style-name="T22">Uptime: 00:29:54</text:span></text:p>
            <text:p text:style-name="P9"><text:span text:style-name="T22">Session status: UP-ACTIVE <text:s text:c="4"/></text:span></text:p>
            <text:p text:style-name="P9"><text:span text:style-name="T22">Peer: 48.0.0.4 port 500 fvrf: (none) ivrf: (none)</text:span></text:p>
            <text:p text:style-name="P9"><text:span text:style-name="T22"><text:s text:c="6"/></text:span><text:span text:style-name="T22">Phase1_id: ode4.xgu.ru</text:span></text:p>
            <text:p text:style-name="P9"><text:span text:style-name="T22"><text:s text:c="6"/></text:span><text:span text:style-name="T22">Desc: (none)</text:span></text:p>
            <text:p text:style-name="P9"><text:span text:style-name="T22"><text:s text:c="2"/></text:span><text:span text:style-name="T22">IKEv2 SA: local 16.0.0.1/500 remote 48.0.0.4/500 Active </text:span></text:p>
            <text:p text:style-name="P9"><text:span text:style-name="T22"><text:s text:c="10"/></text:span><text:span text:style-name="T22">Capabilities:(none) connid:1 lifetime:23:30:06</text:span></text:p>
            <text:p text:style-name="P9"><text:span text:style-name="T22"><text:s text:c="2"/></text:span><text:span text:style-name="T22">IPSEC FLOW: permit 47 host 16.0.0.1 host 48.0.0.4 </text:span></text:p>
            <text:p text:style-name="P9"><text:span text:style-name="T22"><text:s text:c="8"/></text:span><text:span text:style-name="T22">Active SAs: 2, origin: crypto map</text:span></text:p>
            <text:p text:style-name="P9"><text:span text:style-name="T22"><text:s text:c="8"/></text:span><text:span text:style-name="T22">Inbound: <text:s/>#pkts dec'ed 397 drop 0 life (KB/Sec) 4233738/1806</text:span></text:p>
            <text:p text:style-name="P9"><text:span text:style-name="T22"><text:s text:c="8"/></text:span><text:span text:style-name="T22">Outbound: #pkts enc'ed 397 drop 0 life (KB/Sec) 4233738/1806</text:span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15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16" draw:style-name="dp3" draw:master-page-name="Default_20_1" presentation:use-date-time-name="dtd1">
        <office:forms form:automatic-focus="false" form:apply-design-mode="false"/>
        <draw:custom-shape draw:style-name="gr19" draw:text-style-name="P16" draw:layer="layout" svg:width="25.644cm" svg:height="3.607cm" svg:x="1.219cm" svg:y="9.459cm">
          <text:list text:style-name="L1">
            <text:list-header>
              <text:p text:style-name="P1"><text:span text:style-name="T4">IKEv2 (pre-shared)</text:span></text:p>
            </text:list-header>
            <text:list-item>
              <text:p text:style-name="P1"><text:span text:style-name="T4">Site-to-Site FlexVPN с dVTI 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384cm" svg:height="13.618cm" svg:x="1.114cm" svg:y="1.978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3" presentation:use-date-time-name="dtd1">
        <office:forms form:automatic-focus="false" form:apply-design-mode="false"/>
        <draw:custom-shape draw:style-name="gr20" draw:text-style-name="P12" draw:layer="layout" svg:width="26.213cm" svg:height="1.572cm" svg:x="1.092cm" svg:y="0.378cm">
          <text:p text:style-name="P7"><text:span text:style-name="T11">Настройки Ipsec и IKEv2 для R1 (dVTI)</text:span></text:p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4.42cm" svg:height="18.017cm" svg:x="1.615cm" svg:y="2.54cm" presentation:class="outline" presentation:user-transformed="true">
          <draw:text-box>
            <text:p text:style-name="P9"><text:span text:style-name="T9">crypto ikev2 proposal </text:span><text:span text:style-name="T6">Suite-B</text:span><text:span text:style-name="T9">_proposal1 </text:span></text:p>
            <text:p text:style-name="P9"><text:span text:style-name="T9"><text:s/></text:span><text:span text:style-name="T9">encryption aes-cbc-128</text:span></text:p>
            <text:p text:style-name="P9"><text:span text:style-name="T9"><text:s/></text:span><text:span text:style-name="T9">integrity sha256</text:span></text:p>
            <text:p text:style-name="P9"><text:span text:style-name="T9"><text:s/></text:span><text:span text:style-name="T9">group 19</text:span></text:p>
            <text:p text:style-name="P9"><text:span text:style-name="T9"/></text:p>
            <text:p text:style-name="P9"><text:span text:style-name="T9">crypto ikev2 proposal </text:span><text:span text:style-name="T6">Suite-B</text:span><text:span text:style-name="T9">_proposal2 </text:span></text:p>
            <text:p text:style-name="P9"><text:span text:style-name="T9"><text:s/></text:span><text:span text:style-name="T9">encryption aes-cbc-256</text:span></text:p>
            <text:p text:style-name="P9"><text:span text:style-name="T9"><text:s/></text:span><text:span text:style-name="T9">integrity sha384</text:span></text:p>
            <text:p text:style-name="P9"><text:span text:style-name="T9"><text:s/></text:span><text:span text:style-name="T9">group 20</text:span></text:p>
            <text:p text:style-name="P9"><text:span text:style-name="T9"/></text:p>
            <text:p text:style-name="P9"><text:span text:style-name="T6">crypto ikev2 policy FIL </text:span></text:p>
            <text:p text:style-name="P9"><text:span text:style-name="T9"><text:s/></text:span><text:span text:style-name="T9">match fvrf any</text:span></text:p>
            <text:p text:style-name="P9"><text:span text:style-name="T9"><text:s/></text:span><text:span text:style-name="T9">proposal Suite-B_proposal1</text:span></text:p>
            <text:p text:style-name="P9"><text:span text:style-name="T9"><text:s/></text:span><text:span text:style-name="T9">proposal Suite-B_proposal2</text:span></text:p>
            <text:p text:style-name="P9"><text:span text:style-name="T9"/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17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3" presentation:use-date-time-name="dtd1">
        <office:forms form:automatic-focus="false" form:apply-design-mode="false"/>
        <draw:custom-shape draw:style-name="gr21" draw:text-style-name="P12" draw:layer="layout" svg:width="26.213cm" svg:height="1.572cm" svg:x="1.092cm" svg:y="0.253cm">
          <text:p text:style-name="P7"><text:span text:style-name="T11">Настройки Ipsec и IKEv2 для R1 (dVTI)</text:span></text:p>
          <draw:enhanced-geometry svg:viewBox="0 0 21600 21600" draw:type="mso-spt202" draw:enhanced-path="M 0 0 L 21600 0 21600 21600 0 21600 0 0 Z N"/>
        </draw:custom-shape>
        <draw:frame presentation:style-name="pr15" draw:text-style-name="P11" draw:layer="layout" svg:width="24.42cm" svg:height="18.017cm" svg:x="1.615cm" svg:y="2.54cm" presentation:class="outline" presentation:user-transformed="true">
          <draw:text-box>
            <text:p text:style-name="P9"><text:span text:style-name="T9">crypto ikev2 keyring </text:span><text:span text:style-name="T24">KIEV-FIL_key</text:span></text:p>
            <text:p text:style-name="P9"><text:span text:style-name="T9"><text:s/></text:span><text:span text:style-name="T9">peer LVV</text:span></text:p>
            <text:p text:style-name="P9"><text:span text:style-name="T9"><text:s text:c="2"/></text:span><text:span text:style-name="T9">address 38.0.0.3</text:span></text:p>
            <text:p text:style-name="P9"><text:span text:style-name="T9"><text:s text:c="2"/></text:span><text:span text:style-name="T9">pre-shared-key local FlexKeyForLVV</text:span></text:p>
            <text:p text:style-name="P9"><text:span text:style-name="T9"><text:s text:c="2"/></text:span><text:span text:style-name="T9">pre-shared-key remote FlexKeyForKIEV</text:span></text:p>
            <text:p text:style-name="P9"><text:span text:style-name="T9"/></text:p>
            <text:p text:style-name="P9"><text:span text:style-name="T9"><text:s/></text:span><text:span text:style-name="T9">peer ODE</text:span></text:p>
            <text:p text:style-name="P9"><text:span text:style-name="T9"><text:s text:c="2"/></text:span><text:span text:style-name="T9">address 48.0.0.4</text:span></text:p>
            <text:p text:style-name="P9"><text:span text:style-name="T9"><text:s text:c="2"/></text:span><text:span text:style-name="T9">pre-shared-key local FlexKeyForODE</text:span></text:p>
            <text:p text:style-name="P9"><text:span text:style-name="T9"><text:s text:c="2"/></text:span><text:span text:style-name="T9">pre-shared-key remote FlexKeyForKIEV</text:span></text:p>
            <text:p text:style-name="P9"><text:span text:style-name="T9"/></text:p>
            <text:p text:style-name="P9"><text:span text:style-name="T9"><text:s/></text:span><text:span text:style-name="T9">peer DNE </text:span></text:p>
            <text:p text:style-name="P9"><text:span text:style-name="T9"><text:s text:c="2"/></text:span><text:span text:style-name="T9">address 58.0.0.5</text:span></text:p>
            <text:p text:style-name="P9"><text:span text:style-name="T9"><text:s text:c="2"/></text:span><text:span text:style-name="T9">pre-shared-key local FlexKeyForDNE</text:span></text:p>
            <text:p text:style-name="P9"><text:span text:style-name="T9"><text:s text:c="2"/></text:span><text:span text:style-name="T9">pre-shared-key remote FlexKeyForKIEV</text:span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18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3" presentation:use-date-time-name="dtd1">
        <office:forms form:automatic-focus="false" form:apply-design-mode="false"/>
        <draw:custom-shape draw:style-name="gr22" draw:text-style-name="P12" draw:layer="layout" svg:width="26.213cm" svg:height="1.531cm" svg:x="1.092cm" svg:y="0.673cm">
          <text:p text:style-name="P7"><text:span text:style-name="T11">Настройки Ipsec и IKEv2 для R1 (dVTI)</text:span></text:p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4.42cm" svg:height="17.264cm" svg:x="1.615cm" svg:y="3.175cm" presentation:class="outline" presentation:user-transformed="true">
          <draw:text-box>
            <text:p text:style-name="P9"><text:span text:style-name="T25">crypto ikev2 profile </text:span><text:span text:style-name="T26">FIL_PROFILE</text:span></text:p>
            <text:p text:style-name="P9"><text:span text:style-name="T25"><text:s/></text:span><text:span text:style-name="T25">match identity remote fqdn domain xgu.ru</text:span></text:p>
            <text:p text:style-name="P9"><text:span text:style-name="T25"><text:s/></text:span><text:span text:style-name="T25">identity local fqdn kiev1.xgu.ru</text:span></text:p>
            <text:p text:style-name="P9"><text:span text:style-name="T25"><text:s/></text:span><text:span text:style-name="T25">authentication remote pre-share</text:span></text:p>
            <text:p text:style-name="P9"><text:span text:style-name="T25"><text:s/></text:span><text:span text:style-name="T25">authentication local pre-share</text:span></text:p>
            <text:p text:style-name="P9"><text:span text:style-name="T25"><text:s/></text:span><text:span text:style-name="T25">keyring </text:span><text:span text:style-name="T24">KIEV-FIL_key</text:span></text:p>
            <text:p text:style-name="P9"><text:span text:style-name="T25"><text:s/></text:span><text:span text:style-name="T6">virtual-template 1</text:span></text:p>
            <text:p text:style-name="P9"><text:span text:style-name="T25"/></text:p>
            <text:p text:style-name="P9"><text:span text:style-name="T25">crypto ipsec transform-set </text:span><text:span text:style-name="T27">Suite-B</text:span><text:span text:style-name="T25"> esp-gcm </text:span></text:p>
            <text:p text:style-name="P9"><text:span text:style-name="T25"><text:s/></text:span><text:span text:style-name="T25">mode transport</text:span></text:p>
            <text:p text:style-name="P9"><text:span text:style-name="T25"/></text:p>
            <text:p text:style-name="P9"><text:span text:style-name="T25">crypto ipsec profile </text:span><text:span text:style-name="T28">FIL_VPN</text:span></text:p>
            <text:p text:style-name="P9"><text:span text:style-name="T25"><text:s/></text:span><text:span text:style-name="T25">set transform-set </text:span><text:span text:style-name="T27">Suite-B</text:span></text:p>
            <text:p text:style-name="P9"><text:span text:style-name="T25"><text:s/></text:span><text:span text:style-name="T25">set pfs group19</text:span></text:p>
            <text:p text:style-name="P9"><text:span text:style-name="T25"><text:s/></text:span><text:span text:style-name="T25">set ikev2-profile </text:span><text:span text:style-name="T26">FIL_PROFILE</text:span></text:p>
            <text:p text:style-name="P9"><text:span text:style-name="T25"/></text:p>
            <text:p text:style-name="P9"><text:span text:style-name="T6">interface Virtual-Template1 type tunnel</text:span></text:p>
            <text:p text:style-name="P9"><text:span text:style-name="T9"><text:s/></text:span><text:span text:style-name="T9">ip unnumbered Loopback1</text:span></text:p>
            <text:p text:style-name="P9"><text:span text:style-name="T9"><text:s/></text:span><text:span text:style-name="T9">tunnel source Ethernet0/0</text:span></text:p>
            <text:p text:style-name="P9"><text:span text:style-name="T6"><text:s/></text:span><text:span text:style-name="T6">tunnel mode ipsec ipv4</text:span></text:p>
            <text:p text:style-name="P9"><text:span text:style-name="T9"><text:s/></text:span><text:span text:style-name="T9">tunnel protection ipsec profile </text:span><text:span text:style-name="T28">FIL_VPN</text:span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19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3" presentation:use-date-time-name="dtd1">
        <office:forms form:automatic-focus="false" form:apply-design-mode="false"/>
        <draw:custom-shape draw:style-name="gr23" draw:text-style-name="P12" draw:layer="layout" svg:width="26.213cm" svg:height="1.905cm" svg:x="1.092cm" svg:y="0.635cm">
          <text:p text:style-name="P7"><text:span text:style-name="T11">Настройки Ipsec и IKEv2 для R3 (VTI)</text:span></text:p>
          <draw:enhanced-geometry svg:viewBox="0 0 21600 21600" draw:type="mso-spt202" draw:enhanced-path="M 0 0 L 21600 0 21600 21600 0 21600 0 0 Z N"/>
        </draw:custom-shape>
        <draw:frame presentation:style-name="pr17" draw:text-style-name="P11" draw:layer="layout" svg:width="24.42cm" svg:height="17.264cm" svg:x="1.615cm" svg:y="3.175cm" presentation:class="outline" presentation:user-transformed="true">
          <draw:text-box>
            <text:p text:style-name="P9"><text:span text:style-name="T25">crypto ikev2 proposal </text:span><text:span text:style-name="T29">Suite-B_proposal1</text:span><text:span text:style-name="T25"> </text:span></text:p>
            <text:p text:style-name="P9"><text:span text:style-name="T25"><text:s/></text:span><text:span text:style-name="T25">encryption aes-cbc-128</text:span></text:p>
            <text:p text:style-name="P9"><text:span text:style-name="T25"><text:s/></text:span><text:span text:style-name="T25">integrity sha256</text:span></text:p>
            <text:p text:style-name="P9"><text:span text:style-name="T25"><text:s/></text:span><text:span text:style-name="T25">group 19</text:span></text:p>
            <text:p text:style-name="P9"><text:span text:style-name="T25"/></text:p>
            <text:p text:style-name="P9"><text:span text:style-name="T25">crypto ikev2 proposal </text:span><text:span text:style-name="T29">Suite-B_proposal2</text:span><text:span text:style-name="T25"> </text:span></text:p>
            <text:p text:style-name="P9"><text:span text:style-name="T25"><text:s/></text:span><text:span text:style-name="T25">encryption aes-cbc-256</text:span></text:p>
            <text:p text:style-name="P9"><text:span text:style-name="T25"><text:s/></text:span><text:span text:style-name="T25">integrity sha384</text:span></text:p>
            <text:p text:style-name="P9"><text:span text:style-name="T25"><text:s/></text:span><text:span text:style-name="T25">group 20</text:span></text:p>
            <text:p text:style-name="P9"><text:span text:style-name="T25"/></text:p>
            <text:p text:style-name="P9"><text:span text:style-name="T25">crypto ikev2 policy </text:span><text:span text:style-name="T30">KIEV</text:span><text:span text:style-name="T25"> </text:span></text:p>
            <text:p text:style-name="P9"><text:span text:style-name="T25"><text:s/></text:span><text:span text:style-name="T25">match fvrf any</text:span></text:p>
            <text:p text:style-name="P9"><text:span text:style-name="T25"><text:s/></text:span><text:span text:style-name="T25">proposal </text:span><text:span text:style-name="T29">Suite-B_proposal1</text:span></text:p>
            <text:p text:style-name="P9"><text:span text:style-name="T25"><text:s/></text:span><text:span text:style-name="T25">proposal </text:span><text:span text:style-name="T29">Suite-B_proposal2</text:span></text:p>
            <text:p text:style-name="P9"><text:span text:style-name="T25"/></text:p>
            <text:p text:style-name="P9"><text:span text:style-name="T25">crypto ikev2 keyring </text:span><text:span text:style-name="T31">KIEV_key</text:span></text:p>
            <text:p text:style-name="P9"><text:span text:style-name="T25"><text:s/></text:span><text:span text:style-name="T25">peer KIEV</text:span></text:p>
            <text:p text:style-name="P9"><text:span text:style-name="T25"><text:s text:c="2"/></text:span><text:span text:style-name="T25">address 16.0.0.1</text:span></text:p>
            <text:p text:style-name="P9"><text:span text:style-name="T25"><text:s text:c="2"/></text:span><text:span text:style-name="T25">pre-shared-key local FlexKeyForKIEV</text:span></text:p>
            <text:p text:style-name="P9"><text:span text:style-name="T25"><text:s text:c="2"/></text:span><text:span text:style-name="T25">pre-shared-key remote FlexKeyForLVV</text:span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20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3" presentation:use-date-time-name="dtd1">
        <office:forms form:automatic-focus="false" form:apply-design-mode="false"/>
        <draw:custom-shape draw:style-name="gr24" draw:text-style-name="P12" draw:layer="layout" svg:width="26.213cm" svg:height="1.905cm" svg:x="1.092cm" svg:y="0.635cm">
          <text:p text:style-name="P7"><text:span text:style-name="T11">Настройки Ipsec и IKEv2 для R3 (VTI)</text:span></text:p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4.42cm" svg:height="17.264cm" svg:x="1.615cm" svg:y="3.175cm" presentation:class="outline" presentation:user-transformed="true">
          <draw:text-box>
            <text:p text:style-name="P9"><text:span text:style-name="T25">crypto ikev2 profile </text:span><text:span text:style-name="T26">KIEV_PROFILE</text:span></text:p>
            <text:p text:style-name="P9"><text:span text:style-name="T25"><text:s/></text:span><text:span text:style-name="T25">match identity remote fqdn kiev1.xgu.ru</text:span></text:p>
            <text:p text:style-name="P9"><text:span text:style-name="T25"><text:s/></text:span><text:span text:style-name="T25">identity local fqdn lvv3.xgu.ru</text:span></text:p>
            <text:p text:style-name="P9"><text:span text:style-name="T25"><text:s/></text:span><text:span text:style-name="T25">authentication remote pre-share</text:span></text:p>
            <text:p text:style-name="P9"><text:span text:style-name="T25"><text:s/></text:span><text:span text:style-name="T25">authentication local pre-share</text:span></text:p>
            <text:p text:style-name="P9"><text:span text:style-name="T25"><text:s/></text:span><text:span text:style-name="T25">keyring </text:span><text:span text:style-name="T31">KIEV_key</text:span></text:p>
            <text:p text:style-name="P9"><text:span text:style-name="T25"/></text:p>
            <text:p text:style-name="P9"><text:span text:style-name="T25">crypto ipsec transform-set </text:span><text:span text:style-name="T27">Suite-B</text:span><text:span text:style-name="T25"> esp-gcm </text:span></text:p>
            <text:p text:style-name="P9"><text:span text:style-name="T25"><text:s/></text:span><text:span text:style-name="T25">mode transport</text:span></text:p>
            <text:p text:style-name="P9"><text:span text:style-name="T25"/></text:p>
            <text:p text:style-name="P9"><text:span text:style-name="T25">crypto ipsec profile </text:span><text:span text:style-name="T29">KIEV_VPN</text:span></text:p>
            <text:p text:style-name="P9"><text:span text:style-name="T25"><text:s/></text:span><text:span text:style-name="T25">set transform-set </text:span><text:span text:style-name="T27">Suite-B</text:span><text:span text:style-name="T25"> </text:span></text:p>
            <text:p text:style-name="P9"><text:span text:style-name="T25"><text:s/></text:span><text:span text:style-name="T25">set pfs group19</text:span></text:p>
            <text:p text:style-name="P9"><text:span text:style-name="T25"><text:s/></text:span><text:span text:style-name="T25">set ikev2-profile </text:span><text:span text:style-name="T26">KIEV_PROFILE</text:span></text:p>
            <text:p text:style-name="P9"><text:span text:style-name="T25"/></text:p>
            <text:p text:style-name="P9"><text:span text:style-name="T25">interface Tunnel3</text:span></text:p>
            <text:p text:style-name="P9"><text:span text:style-name="T25"><text:s/></text:span><text:span text:style-name="T25">ip unnumbered Loopback3</text:span></text:p>
            <text:p text:style-name="P9"><text:span text:style-name="T25"><text:s/></text:span><text:span text:style-name="T25">tunnel source Ethernet0/0</text:span></text:p>
            <text:p text:style-name="P9"><text:span text:style-name="T6"><text:s/></text:span><text:span text:style-name="T6">tunnel mode ipsec ipv4</text:span></text:p>
            <text:p text:style-name="P9"><text:span text:style-name="T25"><text:s/></text:span><text:span text:style-name="T25">tunnel destination 16.0.0.1</text:span></text:p>
            <text:p text:style-name="P9"><text:span text:style-name="T25"><text:s/></text:span><text:span text:style-name="T25">tunnel protection ipsec profile </text:span><text:span text:style-name="T29">KIEV_VPN</text:span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21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3" presentation:use-date-time-name="dtd1">
        <office:forms form:automatic-focus="false" form:apply-design-mode="false"/>
        <draw:custom-shape draw:style-name="gr25" draw:text-style-name="P12" draw:layer="layout" svg:width="26.213cm" svg:height="1.905cm" svg:x="1.092cm" svg:y="0.635cm">
          <text:p text:style-name="P7"><text:span text:style-name="T11">Настройки Ipsec и IKEv2 для R5 (crypto map)</text:span></text:p>
          <draw:enhanced-geometry svg:viewBox="0 0 21600 21600" draw:type="mso-spt202" draw:enhanced-path="M 0 0 L 21600 0 21600 21600 0 21600 0 0 Z N"/>
        </draw:custom-shape>
        <draw:frame presentation:style-name="pr19" draw:text-style-name="P11" draw:layer="layout" svg:width="24.42cm" svg:height="17.264cm" svg:x="1.615cm" svg:y="3.175cm" presentation:class="outline" presentation:user-transformed="true">
          <draw:text-box>
            <text:p text:style-name="P9"><text:span text:style-name="T25">crypto ikev2 proposal </text:span><text:span text:style-name="T29">Suite-B_proposal1 </text:span></text:p>
            <text:p text:style-name="P9"><text:span text:style-name="T25"><text:s/></text:span><text:span text:style-name="T25">encryption aes-cbc-128</text:span></text:p>
            <text:p text:style-name="P9"><text:span text:style-name="T25"><text:s/></text:span><text:span text:style-name="T25">integrity sha256</text:span></text:p>
            <text:p text:style-name="P9"><text:span text:style-name="T25"><text:s/></text:span><text:span text:style-name="T25">group 19</text:span></text:p>
            <text:p text:style-name="P9"><text:span text:style-name="T25"/></text:p>
            <text:p text:style-name="P9"><text:span text:style-name="T25">crypto ikev2 proposal </text:span><text:span text:style-name="T29">Suite-B_proposal2</text:span><text:span text:style-name="T25"> </text:span></text:p>
            <text:p text:style-name="P9"><text:span text:style-name="T25"><text:s/></text:span><text:span text:style-name="T25">encryption aes-cbc-256</text:span></text:p>
            <text:p text:style-name="P9"><text:span text:style-name="T25"><text:s/></text:span><text:span text:style-name="T25">integrity sha384</text:span></text:p>
            <text:p text:style-name="P9"><text:span text:style-name="T25"><text:s/></text:span><text:span text:style-name="T25">group 20</text:span></text:p>
            <text:p text:style-name="P9"><text:span text:style-name="T25"/></text:p>
            <text:p text:style-name="P9"><text:span text:style-name="T25">crypto ikev2 policy KIEV </text:span></text:p>
            <text:p text:style-name="P9"><text:span text:style-name="T25"><text:s/></text:span><text:span text:style-name="T25">match fvrf any</text:span></text:p>
            <text:p text:style-name="P9"><text:span text:style-name="T25"><text:s/></text:span><text:span text:style-name="T25">proposal </text:span><text:span text:style-name="T29">Suite-B_proposal1</text:span></text:p>
            <text:p text:style-name="P9"><text:span text:style-name="T25"><text:s/></text:span><text:span text:style-name="T25">proposal </text:span><text:span text:style-name="T29">Suite-B_proposal2</text:span></text:p>
            <text:p text:style-name="P9"><text:span text:style-name="T25"/></text:p>
            <text:p text:style-name="P9"><text:span text:style-name="T25">crypto ikev2 keyring </text:span><text:span text:style-name="T26">KIEV_key</text:span></text:p>
            <text:p text:style-name="P9"><text:span text:style-name="T25"><text:s/></text:span><text:span text:style-name="T25">peer KIEV</text:span></text:p>
            <text:p text:style-name="P9"><text:span text:style-name="T25"><text:s text:c="2"/></text:span><text:span text:style-name="T25">address 16.0.0.1</text:span></text:p>
            <text:p text:style-name="P9"><text:span text:style-name="T25"><text:s text:c="2"/></text:span><text:span text:style-name="T25">pre-shared-key local FlexKeyForKIEV</text:span></text:p>
            <text:p text:style-name="P9"><text:span text:style-name="T25"><text:s text:c="2"/></text:span><text:span text:style-name="T25">pre-shared-key remote FlexKeyForDNE</text:span></text:p>
            <text:p text:style-name="P9"><text:span text:style-name="T25"/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22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3" presentation:use-date-time-name="dtd1">
        <office:forms form:automatic-focus="false" form:apply-design-mode="false"/>
        <draw:custom-shape draw:style-name="gr26" draw:text-style-name="P12" draw:layer="layout" svg:width="26.213cm" svg:height="1.905cm" svg:x="1.092cm" svg:y="0.635cm">
          <text:p text:style-name="P7"><text:span text:style-name="T11">Настройки Ipsec и IKEv2 для R5 (crypto map)</text:span></text:p>
          <draw:enhanced-geometry svg:viewBox="0 0 21600 21600" draw:type="mso-spt202" draw:enhanced-path="M 0 0 L 21600 0 21600 21600 0 21600 0 0 Z N"/>
        </draw:custom-shape>
        <draw:frame presentation:style-name="pr20" draw:text-style-name="P13" draw:layer="layout" svg:width="24.42cm" svg:height="17.264cm" svg:x="1.615cm" svg:y="3.175cm" presentation:class="outline" presentation:user-transformed="true">
          <draw:text-box>
            <text:p text:style-name="P9"><text:span text:style-name="T21">crypto ikev2 profile </text:span><text:span text:style-name="T14">KIEV_PROFILE</text:span></text:p>
            <text:p text:style-name="P9"><text:span text:style-name="T21"><text:s/></text:span><text:span text:style-name="T21">match identity remote fqdn kiev1.xgu.ru</text:span></text:p>
            <text:p text:style-name="P9"><text:span text:style-name="T21"><text:s/></text:span><text:span text:style-name="T21">identity local fqdn dne5.xgu.ru</text:span></text:p>
            <text:p text:style-name="P9"><text:span text:style-name="T21"><text:s/></text:span><text:span text:style-name="T21">authentication remote pre-share</text:span></text:p>
            <text:p text:style-name="P9"><text:span text:style-name="T21"><text:s/></text:span><text:span text:style-name="T21">authentication local pre-share</text:span></text:p>
            <text:p text:style-name="P9"><text:span text:style-name="T21"><text:s/></text:span><text:span text:style-name="T21">keyring </text:span><text:span text:style-name="T13">KIEV_key</text:span></text:p>
            <text:p text:style-name="P9"><text:span text:style-name="T21"/></text:p>
            <text:p text:style-name="P9"><text:span text:style-name="T21">crypto ipsec transform-set </text:span><text:span text:style-name="T32">Suite-B</text:span><text:span text:style-name="T21"> esp-gcm </text:span></text:p>
            <text:p text:style-name="P9"><text:span text:style-name="T21"><text:s/></text:span><text:span text:style-name="T21">mode transport</text:span></text:p>
            <text:p text:style-name="P9"><text:span text:style-name="T21"/></text:p>
            <text:p text:style-name="P9"><text:span text:style-name="T21">ip access-list extended </text:span><text:span text:style-name="T33">KIEV_VPN</text:span></text:p>
            <text:p text:style-name="P9"><text:span text:style-name="T21"><text:s/></text:span><text:span text:style-name="T21">permit ip 10.0.0.0 0.255.255.255 10.0.0.0 0.255.255.255</text:span></text:p>
            <text:p text:style-name="P9"><text:span text:style-name="T21"/></text:p>
            <text:p text:style-name="P9"><text:span text:style-name="T21">crypto map </text:span><text:span text:style-name="T34">KIEV</text:span><text:span text:style-name="T21"> 1 ipsec-isakmp </text:span></text:p>
            <text:p text:style-name="P9"><text:span text:style-name="T21"><text:s/></text:span><text:span text:style-name="T21">set peer 16.0.0.1</text:span></text:p>
            <text:p text:style-name="P9"><text:span text:style-name="T21"><text:s/></text:span><text:span text:style-name="T21">set transform-set </text:span><text:span text:style-name="T32">Suite-B</text:span></text:p>
            <text:p text:style-name="P9"><text:span text:style-name="T21"><text:s/></text:span><text:span text:style-name="T21">set pfs group19</text:span></text:p>
            <text:p text:style-name="P9"><text:span text:style-name="T21"><text:s/></text:span><text:span text:style-name="T21">set ikev2-profile </text:span><text:span text:style-name="T14">KIEV_PROFILE</text:span></text:p>
            <text:p text:style-name="P9"><text:span text:style-name="T21"><text:s/></text:span><text:span text:style-name="T21">match address </text:span><text:span text:style-name="T33">KIEV_VPN</text:span></text:p>
            <text:p text:style-name="P9"><text:span text:style-name="T21"/></text:p>
            <text:p text:style-name="P9"><text:span text:style-name="T21">interface Ethernet0/0</text:span></text:p>
            <text:p text:style-name="P9"><text:span text:style-name="T21"><text:s/></text:span><text:span text:style-name="T21">ip address 58.0.0.5 255.255.255.0</text:span></text:p>
            <text:p text:style-name="P9"><text:span text:style-name="T21"><text:s/></text:span><text:span text:style-name="T21">crypto map </text:span><text:span text:style-name="T34">KIEV</text:span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23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24" draw:style-name="dp3" draw:master-page-name="Default_20_1" presentation:use-date-time-name="dtd1">
        <office:forms form:automatic-focus="false" form:apply-design-mode="false"/>
        <draw:custom-shape draw:style-name="gr27" draw:text-style-name="P6" draw:layer="layout" svg:width="24.752cm" svg:height="3.607cm" svg:x="1.147cm" svg:y="9.459cm">
          <text:p text:style-name="P1"><text:span text:style-name="T4">IKEv2 (pre-shared)</text:span></text:p>
          <text:p text:style-name="P1"><text:span text:style-name="T4">Проверка Site-to-Site FlexVPN с dVTI </text:span></text:p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384cm" svg:height="13.618cm" svg:x="1.114cm" svg:y="1.978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3" presentation:use-date-time-name="dtd1">
        <office:forms form:automatic-focus="false" form:apply-design-mode="false"/>
        <draw:frame presentation:style-name="pr21" draw:text-style-name="P10" draw:layer="layout" svg:width="24.42cm" svg:height="17.264cm" svg:x="1.615cm" svg:y="3.175cm" presentation:class="outline" presentation:user-transformed="true">
          <draw:text-box>
            <text:p text:style-name="P9"><text:span text:style-name="T6">kiev1#sh ip int brief </text:span></text:p>
            <text:p text:style-name="P9"><text:span text:style-name="T7">Interface <text:s text:c="13"/>IP-Address <text:s text:c="5"/>OK? Method Status <text:s text:c="5"/>Protocol</text:span></text:p>
            <text:p text:style-name="P9"><text:span text:style-name="T7">Ethernet0/0 <text:s text:c="11"/>16.0.0.1 <text:s text:c="7"/>YES NVRAM <text:s/>up <text:s text:c="9"/>up</text:span></text:p>
            <text:p text:style-name="P9"><text:span text:style-name="T7">Ethernet0/1 <text:s text:c="11"/>10.1.1.1 <text:s text:c="7"/>YES NVRAM <text:s/>up <text:s text:c="9"/>up</text:span></text:p>
            <text:p text:style-name="P9"><text:span text:style-name="T7">Loopback1 <text:s text:c="13"/>10.0.0.1 <text:s text:c="7"/>YES NVRAM <text:s/>up <text:s text:c="9"/>up</text:span></text:p>
            <text:p text:style-name="P9"><text:span text:style-name="T7">Virtual-Access1 <text:s text:c="7"/>10.0.0.1 <text:s text:c="7"/>YES unset <text:s/>up <text:s text:c="9"/>up</text:span></text:p>
            <text:p text:style-name="P9"><text:span text:style-name="T7">Virtual-Access2 <text:s text:c="7"/>10.0.0.1 <text:s text:c="7"/>YES unset <text:s/>up <text:s text:c="9"/>up</text:span></text:p>
            <text:p text:style-name="P9"><text:span text:style-name="T7">Virtual-Access3 <text:s text:c="7"/>10.0.0.1 <text:s text:c="7"/>YES unset <text:s/>up <text:s text:c="9"/>up</text:span></text:p>
            <text:p text:style-name="P9"><text:span text:style-name="T7">Virtual-Template1 <text:s text:c="5"/>10.0.0.1 <text:s text:c="7"/>YES unset <text:s/>up <text:s text:c="9"/>down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6">kiev1#sh interfaces virtual-access 1 configuration </text:span></text:p>
            <text:p text:style-name="P9"><text:span text:style-name="T7">Virtual-Access1 is in use, but purpose is unknown</text:span></text:p>
            <text:p text:style-name="P9"><text:span text:style-name="T7"/></text:p>
            <text:p text:style-name="P9"><text:span text:style-name="T7">Derived configuration : 179 bytes</text:span></text:p>
            <text:p text:style-name="P9"><text:span text:style-name="T7">!</text:span></text:p>
            <text:p text:style-name="P9"><text:span text:style-name="T7">interface Virtual-Access1</text:span></text:p>
            <text:p text:style-name="P9"><text:span text:style-name="T7"><text:s/></text:span><text:span text:style-name="T7">ip unnumbered Loopback1</text:span></text:p>
            <text:p text:style-name="P9"><text:span text:style-name="T7"><text:s/></text:span><text:span text:style-name="T7">tunnel source Ethernet0/0</text:span></text:p>
            <text:p text:style-name="P9"><text:span text:style-name="T7"><text:s/></text:span><text:span text:style-name="T7">tunnel mode ipsec ipv4</text:span></text:p>
            <text:p text:style-name="P9"><text:span text:style-name="T7"><text:s/></text:span><text:span text:style-name="T7">tunnel destination 38.0.0.3</text:span></text:p>
            <text:p text:style-name="P9"><text:span text:style-name="T7"><text:s/></text:span><text:span text:style-name="T7">tunnel protection ipsec profile FIL_VPN</text:span></text:p>
            <text:p text:style-name="P9"><text:span text:style-name="T7"/></text:p>
          </draw:text-box>
        </draw:frame>
        <draw:custom-shape draw:style-name="gr28" draw:text-style-name="P12" draw:layer="layout" svg:width="26.213cm" svg:height="1.905cm" svg:x="1.092cm" svg:y="0.635cm">
          <text:p text:style-name="P7"><text:span text:style-name="T11">Проверка настроек на R1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8.938cm" svg:height="13.146cm" svg:x="1.114cm" svg:y="1.893cm" draw:page-number="25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3" presentation:use-date-time-name="dtd1">
        <office:forms form:automatic-focus="false" form:apply-design-mode="false"/>
        <draw:frame presentation:style-name="pr22" draw:text-style-name="P10" draw:layer="layout" svg:width="24.42cm" svg:height="17.264cm" svg:x="1.615cm" svg:y="3.175cm" presentation:class="outline" presentation:user-transformed="true">
          <draw:text-box>
            <text:p text:style-name="P9"><text:span text:style-name="T6">Virtual-Access1 is up, line protocol is up </text:span></text:p>
            <text:p text:style-name="P9"><text:span text:style-name="T7"><text:s text:c="2"/></text:span><text:span text:style-name="T7">Hardware is Virtual Access interface</text:span></text:p>
            <text:p text:style-name="P9"><text:span text:style-name="T7"><text:s text:c="2"/></text:span><text:span text:style-name="T7">Interface is unnumbered. Using address of Loopback1 (10.0.0.1)</text:span></text:p>
            <text:p text:style-name="P9"><text:span text:style-name="T7"><text:s text:c="2"/></text:span><text:span text:style-name="T7">MTU 17886 bytes, BW 100 Kbit/sec, DLY 50000 usec, </text:span></text:p>
            <text:p text:style-name="P9"><text:span text:style-name="T7"><text:s text:c="5"/></text:span><text:span text:style-name="T7">reliability 255/255, txload 1/255, rxload 1/255</text:span></text:p>
            <text:p text:style-name="P9"><text:span text:style-name="T7"><text:s text:c="2"/></text:span><text:span text:style-name="T7">Encapsulation TUNNEL</text:span></text:p>
            <text:p text:style-name="P9"><text:span text:style-name="T7"><text:s text:c="2"/></text:span><text:span text:style-name="T7">Tunnel vaccess, cloned from Virtual-Template1</text:span></text:p>
            <text:p text:style-name="P9"><text:span text:style-name="T7"><text:s text:c="2"/></text:span><text:span text:style-name="T7">Vaccess status 0x0, loopback not set</text:span></text:p>
            <text:p text:style-name="P9"><text:span text:style-name="T7"><text:s text:c="2"/></text:span><text:span text:style-name="T7">Keepalive not set</text:span></text:p>
            <text:p text:style-name="P9"><text:span text:style-name="T7"><text:s text:c="2"/></text:span><text:span text:style-name="T7">Tunnel source 16.0.0.1 (Ethernet0/0), destination 38.0.0.3</text:span></text:p>
            <text:p text:style-name="P9"><text:span text:style-name="T7"><text:s text:c="3"/></text:span><text:span text:style-name="T7">Tunnel Subblocks:</text:span></text:p>
            <text:p text:style-name="P9"><text:span text:style-name="T7"><text:s text:c="6"/></text:span><text:span text:style-name="T7">src-track:</text:span></text:p>
            <text:p text:style-name="P9"><text:span text:style-name="T7"><text:s text:c="9"/></text:span><text:span text:style-name="T7">Virtual-Access1 source tracking subblock associated with Ethernet0/0</text:span></text:p>
            <text:p text:style-name="P9"><text:span text:style-name="T7"><text:s text:c="10"/></text:span><text:span text:style-name="T7">Set of tunnels with source Ethernet0/0, 4 members (includes iterators), on interface &lt;OK&gt;</text:span></text:p>
            <text:p text:style-name="P9"><text:span text:style-name="T7"><text:s text:c="2"/></text:span><text:span text:style-name="T7">Tunnel protocol/transport IPSEC/IP</text:span></text:p>
            <text:p text:style-name="P9"><text:span text:style-name="T7"><text:s text:c="2"/></text:span><text:span text:style-name="T7">Tunnel TTL 255</text:span></text:p>
            <text:p text:style-name="P9"><text:span text:style-name="T7"><text:s text:c="2"/></text:span><text:span text:style-name="T7">Tunnel transport MTU 1446 bytes</text:span></text:p>
            <text:p text:style-name="P9"><text:span text:style-name="T7"><text:s text:c="2"/></text:span><text:span text:style-name="T7">Tunnel transmit bandwidth 8000 (kbps)</text:span></text:p>
            <text:p text:style-name="P9"><text:span text:style-name="T7"><text:s text:c="2"/></text:span><text:span text:style-name="T7">Tunnel receive bandwidth 8000 (kbps)</text:span></text:p>
            <text:p text:style-name="P9"><text:span text:style-name="T7"><text:s text:c="2"/></text:span><text:span text:style-name="T7">Tunnel protection via IPSec (profile "FIL_VPN")</text:span></text:p>
            <text:p text:style-name="P9"><text:span text:style-name="T7"><text:s text:c="2"/></text:span><text:span text:style-name="T7">Last input never, output never, output hang never</text:span></text:p>
            <text:p text:style-name="P9"><text:span text:style-name="T7"><text:s text:c="2"/></text:span><text:span text:style-name="T7">Last clearing of "show interface" counters 02:21:19</text:span></text:p>
          </draw:text-box>
        </draw:frame>
        <draw:custom-shape draw:style-name="gr29" draw:text-style-name="P12" draw:layer="layout" svg:width="26.213cm" svg:height="1.905cm" svg:x="1.092cm" svg:y="0.635cm">
          <text:p text:style-name="P7"><text:span text:style-name="T11">Проверка настроек на R1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8.938cm" svg:height="13.146cm" svg:x="1.114cm" svg:y="1.893cm" draw:page-number="26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3" presentation:use-date-time-name="dtd1">
        <office:forms form:automatic-focus="false" form:apply-design-mode="false"/>
        <draw:custom-shape draw:style-name="gr30" draw:text-style-name="P12" draw:layer="layout" svg:width="26.213cm" svg:height="1.905cm" svg:x="1.092cm" svg:y="0.635cm">
          <text:p text:style-name="P7"><text:span text:style-name="T11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23" draw:text-style-name="P10" draw:layer="layout" svg:width="24.42cm" svg:height="17.264cm" svg:x="1.615cm" svg:y="3.175cm" presentation:class="outline" presentation:user-transformed="true">
          <draw:text-box>
            <text:p text:style-name="P9"><text:span text:style-name="T6">kiev1#sh crypto ikev2 profile </text:span></text:p>
            <text:p text:style-name="P9"><text:span text:style-name="T20"/></text:p>
            <text:p text:style-name="P9"><text:span text:style-name="T20">IKEv2 profile: FIL_PROFILE</text:span></text:p>
            <text:p text:style-name="P9"><text:span text:style-name="T20"><text:s/></text:span><text:span text:style-name="T20">Ref Count: 9</text:span></text:p>
            <text:p text:style-name="P9"><text:span text:style-name="T20"><text:s/></text:span><text:span text:style-name="T20">Match criteria: </text:span></text:p>
            <text:p text:style-name="P9"><text:span text:style-name="T20"><text:s text:c="2"/></text:span><text:span text:style-name="T20">Fvrf: global</text:span></text:p>
            <text:p text:style-name="P9"><text:span text:style-name="T20"><text:s text:c="2"/></text:span><text:span text:style-name="T20">Local address/interface: none</text:span></text:p>
            <text:p text:style-name="P9"><text:span text:style-name="T20"><text:s text:c="2"/></text:span><text:span text:style-name="T20">Identities: </text:span></text:p>
            <text:p text:style-name="P9"><text:span text:style-name="T20"><text:s text:c="3"/></text:span><text:span text:style-name="T20">fqdn domain xgu.ru</text:span></text:p>
            <text:p text:style-name="P9"><text:span text:style-name="T20"><text:s text:c="2"/></text:span><text:span text:style-name="T20">Certificate maps: none</text:span></text:p>
            <text:p text:style-name="P9"><text:span text:style-name="T20"><text:s/></text:span><text:span text:style-name="T20">Local identity: fqdn kiev1.xgu.ru</text:span></text:p>
            <text:p text:style-name="P9"><text:span text:style-name="T20"><text:s/></text:span><text:span text:style-name="T20">Remote identity: none</text:span></text:p>
            <text:p text:style-name="P9"><text:span text:style-name="T20"><text:s/></text:span><text:span text:style-name="T20">Local authentication method: pre-share</text:span></text:p>
            <text:p text:style-name="P9"><text:span text:style-name="T20"><text:s/></text:span><text:span text:style-name="T20">Remote authentication method(s): pre-share</text:span></text:p>
            <text:p text:style-name="P9"><text:span text:style-name="T20"><text:s/></text:span><text:span text:style-name="T20">EAP options: none</text:span></text:p>
            <text:p text:style-name="P9"><text:span text:style-name="T20"><text:s/></text:span><text:span text:style-name="T20">Keyring: KIEV-FIL_key</text:span></text:p>
            <text:p text:style-name="P9"><text:span text:style-name="T20"><text:s/></text:span><text:span text:style-name="T20">Trustpoint(s): none</text:span></text:p>
            <text:p text:style-name="P9"><text:span text:style-name="T20"><text:s/></text:span><text:span text:style-name="T20">Lifetime: 86400 seconds</text:span></text:p>
            <text:p text:style-name="P9"><text:span text:style-name="T20"><text:s/></text:span><text:span text:style-name="T20">DPD: disabled</text:span></text:p>
            <text:p text:style-name="P9"><text:span text:style-name="T20"><text:s/></text:span><text:span text:style-name="T20">NAT-keepalive: disabled</text:span></text:p>
            <text:p text:style-name="P9"><text:span text:style-name="T20"><text:s/></text:span><text:span text:style-name="T20">Ivrf: none</text:span></text:p>
            <text:p text:style-name="P9"><text:span text:style-name="T35"><text:s/></text:span><text:span text:style-name="T35">Virtual-template: 1</text:span></text:p>
            <text:p text:style-name="P9"><text:span text:style-name="T20"><text:s/></text:span><text:span text:style-name="T20">AAA EAP authentication mlist: none</text:span></text:p>
            <text:p text:style-name="P9"><text:span text:style-name="T20"><text:s/></text:span><text:span text:style-name="T20">AAA Accounting: none</text:span></text:p>
            <text:p text:style-name="P9"><text:span text:style-name="T20"><text:s/></text:span><text:span text:style-name="T20">AAA group authorization: none</text:span></text:p>
            <text:p text:style-name="P9"><text:span text:style-name="T20"><text:s/></text:span><text:span text:style-name="T20">AAA user authorization: none</text:span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27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3" presentation:use-date-time-name="dtd1">
        <office:forms form:automatic-focus="false" form:apply-design-mode="false"/>
        <draw:custom-shape draw:style-name="gr31" draw:text-style-name="P12" draw:layer="layout" svg:width="26.213cm" svg:height="1.905cm" svg:x="1.092cm" svg:y="0.635cm">
          <text:p text:style-name="P7"><text:span text:style-name="T11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24" draw:text-style-name="P10" draw:layer="layout" svg:width="24.42cm" svg:height="17.264cm" svg:x="1.615cm" svg:y="3.175cm" presentation:class="outline" presentation:user-transformed="true">
          <draw:text-box>
            <text:p text:style-name="P9"><text:span text:style-name="T6">kiev1#sh crypto ipsec transform-set </text:span></text:p>
            <text:p text:style-name="P9"><text:span text:style-name="T20">Transform set default: { esp-aes esp-sha-hmac <text:s/>} </text:span></text:p>
            <text:p text:style-name="P9"><text:span text:style-name="T20"><text:s text:c="3"/></text:span><text:span text:style-name="T20">will negotiate = { Tunnel, <text:s/>}, </text:span></text:p>
            <text:p text:style-name="P9"><text:span text:style-name="T20"><text:s text:c="3"/></text:span></text:p>
            <text:p text:style-name="P9"><text:span text:style-name="T20">Transform set Suite-B: { esp-gcm <text:s/>} </text:span></text:p>
            <text:p text:style-name="P9"><text:span text:style-name="T20"><text:s text:c="3"/></text:span><text:span text:style-name="T20">will negotiate = { Transport, <text:s/>}, <text:s text:c="3"/></text:span></text:p>
            <text:p text:style-name="P9"><text:span text:style-name="T20"/></text:p>
            <text:p text:style-name="P9"><text:span text:style-name="T6">kiev1#sh crypto ipsec profile </text:span></text:p>
            <text:p text:style-name="P9"><text:span text:style-name="T20">IPSEC profile FIL_VPN</text:span></text:p>
            <text:p text:style-name="P9"><text:span text:style-name="T20"><text:s text:c="8"/></text:span><text:span text:style-name="T20">Security association lifetime: 4608000 kilobytes/3600 seconds</text:span></text:p>
            <text:p text:style-name="P9"><text:span text:style-name="T20"><text:s text:c="8"/></text:span><text:span text:style-name="T20">Responder-Only (Y/N): N</text:span></text:p>
            <text:p text:style-name="P9"><text:span text:style-name="T20"><text:s text:c="8"/></text:span><text:span text:style-name="T20">PFS (Y/N): Y</text:span></text:p>
            <text:p text:style-name="P9"><text:span text:style-name="T20"><text:s text:c="8"/></text:span><text:span text:style-name="T20">DH group: <text:s/>group19</text:span></text:p>
            <text:p text:style-name="P9"><text:span text:style-name="T20"><text:s text:c="8"/></text:span><text:span text:style-name="T20">Transform sets={ </text:span></text:p>
            <text:p text:style-name="P9"><text:span text:style-name="T20"><text:s text:c="16"/></text:span><text:span text:style-name="T20">Suite-B: <text:s/>{ esp-gcm <text:s/>} , </text:span></text:p>
            <text:p text:style-name="P9"><text:span text:style-name="T20"><text:s text:c="8"/></text:span><text:span text:style-name="T20">}</text:span></text:p>
            <text:p text:style-name="P9"><text:span text:style-name="T20"/></text:p>
            <text:p text:style-name="P9"><text:span text:style-name="T20">IPSEC profile default</text:span></text:p>
            <text:p text:style-name="P9"><text:span text:style-name="T20"><text:s text:c="8"/></text:span><text:span text:style-name="T20">Security association lifetime: 4608000 kilobytes/3600 seconds</text:span></text:p>
            <text:p text:style-name="P9"><text:span text:style-name="T20"><text:s text:c="8"/></text:span><text:span text:style-name="T20">Responder-Only (Y/N): N</text:span></text:p>
            <text:p text:style-name="P9"><text:span text:style-name="T20"><text:s text:c="8"/></text:span><text:span text:style-name="T20">PFS (Y/N): N</text:span></text:p>
            <text:p text:style-name="P9"><text:span text:style-name="T20"><text:s text:c="8"/></text:span><text:span text:style-name="T20">Transform sets={ </text:span></text:p>
            <text:p text:style-name="P9"><text:span text:style-name="T20"><text:s text:c="16"/></text:span><text:span text:style-name="T20">default: <text:s/>{ esp-aes esp-sha-hmac <text:s/>} , </text:span></text:p>
            <text:p text:style-name="P9"><text:span text:style-name="T20"><text:s text:c="8"/></text:span><text:span text:style-name="T20">}</text:span></text:p>
            <text:p text:style-name="P9"><text:span text:style-name="T20"/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28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3" presentation:use-date-time-name="dtd1">
        <office:forms form:automatic-focus="false" form:apply-design-mode="false"/>
        <draw:custom-shape draw:style-name="gr32" draw:text-style-name="P12" draw:layer="layout" svg:width="26.213cm" svg:height="1.905cm" svg:x="1.092cm" svg:y="0.635cm">
          <text:p text:style-name="P7"><text:span text:style-name="T11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25" draw:text-style-name="P10" draw:layer="layout" svg:width="24.42cm" svg:height="17.264cm" svg:x="1.615cm" svg:y="3.175cm" presentation:class="outline" presentation:user-transformed="true">
          <draw:text-box>
            <text:p text:style-name="P9"><text:span text:style-name="T23">kiev1#sh crypto ikev2 sa</text:span></text:p>
            <text:p text:style-name="P9"><text:span text:style-name="T20"><text:s/></text:span><text:span text:style-name="T21">IPv4 Crypto IKEv2 <text:s/>SA </text:span></text:p>
            <text:p text:style-name="P9"><text:span text:style-name="T21"/></text:p>
            <text:p text:style-name="P9"><text:span text:style-name="T21">Tunnel-id Local <text:s text:c="10"/>Remote <text:s text:c="7"/>fvrf/ivrf <text:s/>Status </text:span></text:p>
            <text:p text:style-name="P9"><text:span text:style-name="T21">1 <text:s text:c="8"/>16.0.0.1/500 <text:s text:c="3"/>38.0.0.3/500 <text:s/>none/none <text:s/>READY <text:s/></text:span></text:p>
            <text:p text:style-name="P9"><text:span text:style-name="T21"><text:s text:c="6"/></text:span><text:span text:style-name="T21">Encr: AES-CBC, keysize: 128, Hash: SHA256, DH Grp:19, Auth sign: PSK, Auth verify: PSK</text:span></text:p>
            <text:p text:style-name="P9"><text:span text:style-name="T21"><text:s text:c="6"/></text:span><text:span text:style-name="T21">Life/Active Time: 86400/8686 sec</text:span></text:p>
            <text:p text:style-name="P9"><text:span text:style-name="T21"/></text:p>
            <text:p text:style-name="P9"><text:span text:style-name="T21">Tunnel-id Local <text:s text:c="10"/>Remote <text:s text:c="7"/>fvrf/ivrf <text:s/>Status </text:span></text:p>
            <text:p text:style-name="P9"><text:span text:style-name="T21">2 <text:s text:c="8"/>16.0.0.1/500 <text:s text:c="3"/>48.0.0.4/500 <text:s/>none/none <text:s/>READY <text:s/></text:span></text:p>
            <text:p text:style-name="P9"><text:span text:style-name="T21"><text:s text:c="6"/></text:span><text:span text:style-name="T21">Encr: AES-CBC, keysize: 128, Hash: SHA256, DH Grp:19, Auth sign: PSK, Auth verify: PSK</text:span></text:p>
            <text:p text:style-name="P9"><text:span text:style-name="T21"><text:s text:c="6"/></text:span><text:span text:style-name="T21">Life/Active Time: 86400/8678 sec</text:span></text:p>
            <text:p text:style-name="P9"><text:span text:style-name="T21"/></text:p>
            <text:p text:style-name="P9"><text:span text:style-name="T21">Tunnel-id Local <text:s text:c="10"/>Remote <text:s text:c="7"/>fvrf/ivrf <text:s/>Status </text:span></text:p>
            <text:p text:style-name="P9"><text:span text:style-name="T21">3 <text:s text:c="8"/>16.0.0.1/500 <text:s text:c="3"/>58.0.0.5/500 <text:s/>none/none <text:s/>READY <text:s/></text:span></text:p>
            <text:p text:style-name="P9"><text:span text:style-name="T21"><text:s text:c="6"/></text:span><text:span text:style-name="T21">Encr: AES-CBC, keysize: 128, Hash: SHA256, DH Grp:19, Auth sign: PSK, Auth verify: PSK</text:span></text:p>
            <text:p text:style-name="P9"><text:span text:style-name="T21"><text:s text:c="6"/></text:span><text:span text:style-name="T21">Life/Active Time: 86400/7497 sec</text:span></text:p>
            <text:p text:style-name="P9"><text:span text:style-name="T21"/></text:p>
            <text:p text:style-name="P9"><text:span text:style-name="T21"/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29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3" presentation:use-date-time-name="dtd1">
        <office:forms form:automatic-focus="false" form:apply-design-mode="false"/>
        <draw:custom-shape draw:style-name="gr33" draw:text-style-name="P12" draw:layer="layout" svg:width="26.213cm" svg:height="1.905cm" svg:x="1.092cm" svg:y="0.635cm">
          <text:p text:style-name="P7"><text:span text:style-name="T11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26" draw:text-style-name="P15" draw:layer="layout" svg:width="24.42cm" svg:height="17.33cm" svg:x="1.615cm" svg:y="3.175cm" presentation:class="outline" presentation:user-transformed="true">
          <draw:text-box>
            <text:p text:style-name="P9"><text:span text:style-name="T36">kiev1#sh crypto ikev2 session </text:span></text:p>
            <text:p text:style-name="P9"><text:span text:style-name="T37">Session-id:1, Status:UP-ACTIVE, IKE count:1, CHILD count:1</text:span></text:p>
            <text:p text:style-name="P9"><text:span text:style-name="T37"/></text:p>
            <text:p text:style-name="P9"><text:span text:style-name="T37">Tunnel-id Local <text:s text:c="16"/>Remote <text:s text:c="15"/>fvrf/ivrf <text:s text:c="11"/>Status </text:span></text:p>
            <text:p text:style-name="P9"><text:span text:style-name="T37">1 <text:s text:c="8"/>16.0.0.1/500 <text:s text:c="9"/>38.0.0.3/500 <text:s text:c="9"/>none/none <text:s text:c="11"/>READY <text:s/></text:span></text:p>
            <text:p text:style-name="P9"><text:span text:style-name="T37"><text:s text:c="6"/></text:span><text:span text:style-name="T37">Encr: AES-CBC, keysize: 128, Hash: SHA256, DH Grp:19, Auth sign: PSK, Auth verify: PSK</text:span></text:p>
            <text:p text:style-name="P9"><text:span text:style-name="T37"><text:s text:c="6"/></text:span><text:span text:style-name="T37">Life/Active Time: 86400/9691 sec</text:span></text:p>
            <text:p text:style-name="P9"><text:span text:style-name="T37">Child sa: local selector <text:s/>0.0.0.0/0 - 255.255.255.255/65535</text:span></text:p>
            <text:p text:style-name="P9"><text:span text:style-name="T37"><text:s text:c="10"/></text:span><text:span text:style-name="T37">remote selector 0.0.0.0/0 - 255.255.255.255/65535</text:span></text:p>
            <text:p text:style-name="P9"><text:span text:style-name="T37"><text:s text:c="10"/></text:span><text:span text:style-name="T37">ESP spi in/out: 0xF4D834B7/0x97798146 <text:s/></text:span></text:p>
            <text:p text:style-name="P9"><text:span text:style-name="T37"/></text:p>
            <text:p text:style-name="P9"><text:span text:style-name="T37">Session-id:2, Status:UP-ACTIVE, IKE count:1, CHILD count:1</text:span></text:p>
            <text:p text:style-name="P9"><text:span text:style-name="T37">Tunnel-id Local <text:s text:c="16"/>Remote <text:s text:c="15"/>fvrf/ivrf <text:s text:c="11"/>Status </text:span></text:p>
            <text:p text:style-name="P9"><text:span text:style-name="T37">2 <text:s text:c="8"/>16.0.0.1/500 <text:s text:c="9"/>48.0.0.4/500 <text:s text:c="9"/>none/none <text:s text:c="11"/>READY <text:s/></text:span></text:p>
            <text:p text:style-name="P9"><text:span text:style-name="T37"><text:s text:c="6"/></text:span><text:span text:style-name="T37">Encr: AES-CBC, keysize: 128, Hash: SHA256, DH Grp:19, Auth sign: PSK, Auth verify: PSK</text:span></text:p>
            <text:p text:style-name="P9"><text:span text:style-name="T37"><text:s text:c="6"/></text:span><text:span text:style-name="T37">Life/Active Time: 86400/9683 sec</text:span></text:p>
            <text:p text:style-name="P9"><text:span text:style-name="T37">Child sa: local selector <text:s/>0.0.0.0/0 - 255.255.255.255/65535</text:span></text:p>
            <text:p text:style-name="P9"><text:span text:style-name="T37"><text:s text:c="10"/></text:span><text:span text:style-name="T37">remote selector 0.0.0.0/0 - 255.255.255.255/65535</text:span></text:p>
            <text:p text:style-name="P9"><text:span text:style-name="T37"><text:s text:c="10"/></text:span><text:span text:style-name="T37">ESP spi in/out: 0x6B52EC0A/0xE1C429C8 <text:s/></text:span></text:p>
            <text:p text:style-name="P9"><text:span text:style-name="T37"/></text:p>
            <text:p text:style-name="P9"><text:span text:style-name="T37">Session-id:4, Status:UP-ACTIVE, IKE count:1, CHILD count:1</text:span></text:p>
            <text:p text:style-name="P9"><text:span text:style-name="T37">Tunnel-id Local <text:s text:c="16"/>Remote <text:s text:c="15"/>fvrf/ivrf <text:s text:c="11"/>Status </text:span></text:p>
            <text:p text:style-name="P9"><text:span text:style-name="T37">3 <text:s text:c="8"/>16.0.0.1/500 <text:s text:c="9"/>58.0.0.5/500 <text:s text:c="9"/>none/none <text:s text:c="11"/>READY <text:s/></text:span></text:p>
            <text:p text:style-name="P9"><text:span text:style-name="T37"><text:s text:c="6"/></text:span><text:span text:style-name="T37">Encr: AES-CBC, keysize: 128, Hash: SHA256, DH Grp:19, Auth sign: PSK, Auth verify: PSK</text:span></text:p>
            <text:p text:style-name="P9"><text:span text:style-name="T37"><text:s text:c="6"/></text:span><text:span text:style-name="T37">Life/Active Time: 86400/8502 sec</text:span></text:p>
            <text:p text:style-name="P9"><text:span text:style-name="T37">Child sa: local selector <text:s/>10.0.0.0/0 - 10.255.255.255/65535</text:span></text:p>
            <text:p text:style-name="P9"><text:span text:style-name="T37"><text:s text:c="10"/></text:span><text:span text:style-name="T37">remote selector 10.0.0.0/0 - 10.255.255.255/65535</text:span></text:p>
            <text:p text:style-name="P9"><text:span text:style-name="T37"><text:s text:c="10"/></text:span><text:span text:style-name="T37">ESP spi in/out: 0xC5441582/0xD845A644 <text:s/></text:span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30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3" presentation:use-date-time-name="dtd1">
        <office:forms form:automatic-focus="false" form:apply-design-mode="false"/>
        <draw:custom-shape draw:style-name="gr34" draw:text-style-name="P12" draw:layer="layout" svg:width="26.213cm" svg:height="1.905cm" svg:x="1.092cm" svg:y="0.635cm">
          <text:p text:style-name="P7"><text:span text:style-name="T11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27" draw:text-style-name="P15" draw:layer="layout" svg:width="24.42cm" svg:height="17.264cm" svg:x="1.615cm" svg:y="3.175cm" presentation:class="outline" presentation:user-transformed="true">
          <draw:text-box>
            <text:p text:style-name="P9"><text:span text:style-name="T15">kiev1#sh crypto ikev2 session detailed </text:span></text:p>
            <text:p text:style-name="P9"><text:span text:style-name="T22"><text:s/></text:span><text:span text:style-name="T22">IPv4 Crypto IKEv2 Session </text:span></text:p>
            <text:p text:style-name="P9"><text:span text:style-name="T22"/></text:p>
            <text:p text:style-name="P9"><text:span text:style-name="T22">Session-id:1, Status:UP-ACTIVE, IKE count:1, CHILD count:1</text:span></text:p>
            <text:p text:style-name="P9"><text:span text:style-name="T22"/></text:p>
            <text:p text:style-name="P9"><text:span text:style-name="T22">Tunnel-id Local <text:s text:c="16"/>Remote <text:s text:c="15"/>fvrf/ivrf <text:s text:c="11"/>Status </text:span></text:p>
            <text:p text:style-name="P9"><text:span text:style-name="T22">1 <text:s text:c="8"/>16.0.0.1/500 <text:s text:c="9"/>38.0.0.3/500 <text:s text:c="9"/>none/none <text:s text:c="11"/>READY <text:s/></text:span></text:p>
            <text:p text:style-name="P9"><text:span text:style-name="T22"><text:s text:c="6"/></text:span><text:span text:style-name="T22">Encr: AES-CBC, keysize: 128, Hash: SHA256, DH Grp:19, Auth sign: PSK, Auth verify: PSK</text:span></text:p>
            <text:p text:style-name="P9"><text:span text:style-name="T22"><text:s text:c="6"/></text:span><text:span text:style-name="T22">Life/Active Time: 86400/9886 sec</text:span></text:p>
            <text:p text:style-name="P9"><text:span text:style-name="T22"><text:s text:c="6"/></text:span><text:span text:style-name="T22">CE id: 1001, Session-id: 1</text:span></text:p>
            <text:p text:style-name="P9"><text:span text:style-name="T22"><text:s text:c="6"/></text:span><text:span text:style-name="T22">Status Description: Negotiation done</text:span></text:p>
            <text:p text:style-name="P9"><text:span text:style-name="T22"><text:s text:c="6"/></text:span><text:span text:style-name="T22">Local spi: 5A47754F0CE14ABE <text:s text:c="6"/>Remote spi: FE92E46D27CB7DA2</text:span></text:p>
            <text:p text:style-name="P9"><text:span text:style-name="T22"><text:s text:c="6"/></text:span><text:span text:style-name="T22">Local id: kiev1.xgu.ru</text:span></text:p>
            <text:p text:style-name="P9"><text:span text:style-name="T22"><text:s text:c="6"/></text:span><text:span text:style-name="T22">Remote id: lvv3.xgu.ru</text:span></text:p>
            <text:p text:style-name="P9"><text:span text:style-name="T22"><text:s text:c="6"/></text:span><text:span text:style-name="T22">Local req msg id: <text:s/>4 <text:s text:c="13"/>Remote req msg id: <text:s/>2 <text:s text:c="8"/></text:span></text:p>
            <text:p text:style-name="P9"><text:span text:style-name="T22"><text:s text:c="6"/></text:span><text:span text:style-name="T22">Local next msg id: 4 <text:s text:c="13"/>Remote next msg id: 2 <text:s text:c="8"/></text:span></text:p>
            <text:p text:style-name="P9"><text:span text:style-name="T22"><text:s text:c="6"/></text:span><text:span text:style-name="T22">Local req queued: <text:s/>4 <text:s text:c="13"/>Remote req queued: <text:s/>2 <text:s text:c="8"/></text:span></text:p>
            <text:p text:style-name="P9"><text:span text:style-name="T22"><text:s text:c="6"/></text:span><text:span text:style-name="T22">Local window: <text:s text:c="5"/>5 <text:s text:c="13"/>Remote window: <text:s text:c="5"/>5 <text:s text:c="8"/></text:span></text:p>
            <text:p text:style-name="P9"><text:span text:style-name="T22"><text:s text:c="6"/></text:span><text:span text:style-name="T22">DPD configured for 0 seconds, retry 0</text:span></text:p>
            <text:p text:style-name="P9"><text:span text:style-name="T22"><text:s text:c="6"/></text:span><text:span text:style-name="T22">NAT-T is not detected <text:s/></text:span></text:p>
            <text:p text:style-name="P9"><text:span text:style-name="T22"><text:s text:c="6"/></text:span><text:span text:style-name="T22">Cisco Trust Security SGT is disabled</text:span></text:p>
            <text:p text:style-name="P9"><text:span text:style-name="T22"><text:s text:c="6"/></text:span><text:span text:style-name="T22">Initiator of SA : No</text:span></text:p>
            <text:p text:style-name="P9"><text:span text:style-name="T22">Child sa: local selector <text:s/>0.0.0.0/0 - 255.255.255.255/65535</text:span></text:p>
            <text:p text:style-name="P9"><text:span text:style-name="T22"><text:s text:c="10"/></text:span><text:span text:style-name="T22">remote selector 0.0.0.0/0 - 255.255.255.255/65535</text:span></text:p>
            <text:p text:style-name="P9"><text:span text:style-name="T22"><text:s text:c="10"/></text:span><text:span text:style-name="T22">ESP spi in/out: 0xF4D834B7/0x97798146 <text:s/></text:span></text:p>
            <text:p text:style-name="P9"><text:span text:style-name="T22"><text:s text:c="10"/></text:span><text:span text:style-name="T22">AH spi in/out: 0x0/0x0 <text:s/></text:span></text:p>
            <text:p text:style-name="P9"><text:span text:style-name="T22"><text:s text:c="10"/></text:span><text:span text:style-name="T22">CPI in/out: 0x0/0x0 <text:s/></text:span></text:p>
            <text:p text:style-name="P9"><text:span text:style-name="T22"><text:s text:c="10"/></text:span><text:span text:style-name="T22">Encr: AES-GCM, keysize: 128, esp_hmac: None</text:span></text:p>
            <text:p text:style-name="P9"><text:span text:style-name="T22"><text:s text:c="10"/></text:span><text:span text:style-name="T22">ah_hmac: None, comp: IPCOMP_NONE, mode tunnel</text:span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31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3" presentation:use-date-time-name="dtd1">
        <office:forms form:automatic-focus="false" form:apply-design-mode="false"/>
        <draw:custom-shape draw:style-name="gr35" draw:text-style-name="P12" draw:layer="layout" svg:width="26.213cm" svg:height="1.905cm" svg:x="1.092cm" svg:y="0.635cm">
          <text:p text:style-name="P7"><text:span text:style-name="T11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28" draw:text-style-name="P15" draw:layer="layout" svg:width="24.42cm" svg:height="17.264cm" svg:x="1.615cm" svg:y="3.175cm" presentation:class="outline" presentation:user-transformed="true">
          <draw:text-box>
            <text:p text:style-name="P9"><text:span text:style-name="T15">kiev1#sh crypto ikev2 session detailed (сосед с crypto map) </text:span></text:p>
            <text:p text:style-name="P9"><text:span text:style-name="T22">Session-id:4, Status:UP-ACTIVE, IKE count:1, CHILD count:1</text:span></text:p>
            <text:p text:style-name="P9"><text:span text:style-name="T22"/></text:p>
            <text:p text:style-name="P9"><text:span text:style-name="T22">Tunnel-id Local <text:s text:c="16"/>Remote <text:s text:c="15"/>fvrf/ivrf <text:s text:c="11"/>Status </text:span></text:p>
            <text:p text:style-name="P9"><text:span text:style-name="T22">3 <text:s text:c="8"/>16.0.0.1/500 <text:s text:c="9"/>58.0.0.5/500 <text:s text:c="9"/>none/none <text:s text:c="11"/>READY <text:s/></text:span></text:p>
            <text:p text:style-name="P9"><text:span text:style-name="T22"><text:s text:c="6"/></text:span><text:span text:style-name="T22">Encr: AES-CBC, keysize: 128, Hash: SHA256, DH Grp:19, Auth sign: PSK, Auth verify: PSK</text:span></text:p>
            <text:p text:style-name="P9"><text:span text:style-name="T22"><text:s text:c="6"/></text:span><text:span text:style-name="T22">Life/Active Time: 86400/8697 sec</text:span></text:p>
            <text:p text:style-name="P9"><text:span text:style-name="T22"><text:s text:c="6"/></text:span><text:span text:style-name="T22">CE id: 1004, Session-id: 4</text:span></text:p>
            <text:p text:style-name="P9"><text:span text:style-name="T22"><text:s text:c="6"/></text:span><text:span text:style-name="T22">Status Description: Negotiation done</text:span></text:p>
            <text:p text:style-name="P9"><text:span text:style-name="T22"><text:s text:c="6"/></text:span><text:span text:style-name="T22">Local spi: AF6F1DDD20483C3D <text:s text:c="6"/>Remote spi: 42C66272ADABF798</text:span></text:p>
            <text:p text:style-name="P9"><text:span text:style-name="T22"><text:s text:c="6"/></text:span><text:span text:style-name="T22">Local id: kiev1.xgu.ru</text:span></text:p>
            <text:p text:style-name="P9"><text:span text:style-name="T22"><text:s text:c="6"/></text:span><text:span text:style-name="T22">Remote id: dne5.xgu.ru</text:span></text:p>
            <text:p text:style-name="P9"><text:span text:style-name="T22"><text:s text:c="6"/></text:span><text:span text:style-name="T22">Local req msg id: <text:s/>4 <text:s text:c="13"/>Remote req msg id: <text:s/>2 <text:s text:c="8"/></text:span></text:p>
            <text:p text:style-name="P9"><text:span text:style-name="T22"><text:s text:c="6"/></text:span><text:span text:style-name="T22">Local next msg id: 4 <text:s text:c="13"/>Remote next msg id: 2 <text:s text:c="8"/></text:span></text:p>
            <text:p text:style-name="P9"><text:span text:style-name="T22"><text:s text:c="6"/></text:span><text:span text:style-name="T22">Local req queued: <text:s/>4 <text:s text:c="13"/>Remote req queued: <text:s/>2 <text:s text:c="8"/></text:span></text:p>
            <text:p text:style-name="P9"><text:span text:style-name="T22"><text:s text:c="6"/></text:span><text:span text:style-name="T22">Local window: <text:s text:c="5"/>5 <text:s text:c="13"/>Remote window: <text:s text:c="5"/>5 <text:s text:c="8"/></text:span></text:p>
            <text:p text:style-name="P9"><text:span text:style-name="T22"><text:s text:c="6"/></text:span><text:span text:style-name="T22">DPD configured for 0 seconds, retry 0</text:span></text:p>
            <text:p text:style-name="P9"><text:span text:style-name="T22"><text:s text:c="6"/></text:span><text:span text:style-name="T22">NAT-T is not detected <text:s/></text:span></text:p>
            <text:p text:style-name="P9"><text:span text:style-name="T22"><text:s text:c="6"/></text:span><text:span text:style-name="T22">Cisco Trust Security SGT is disabled</text:span></text:p>
            <text:p text:style-name="P9"><text:span text:style-name="T22"><text:s text:c="6"/></text:span><text:span text:style-name="T22">Initiator of SA : No</text:span></text:p>
            <text:p text:style-name="P9"><text:span text:style-name="T36">Child sa: local selector <text:s/>10.0.0.0/0 - 10.255.255.255/65535</text:span></text:p>
            <text:p text:style-name="P9"><text:span text:style-name="T36"><text:s text:c="10"/></text:span><text:span text:style-name="T36">remote selector 10.0.0.0/0 - 10.255.255.255/65535</text:span></text:p>
            <text:p text:style-name="P9"><text:span text:style-name="T22"><text:s text:c="10"/></text:span><text:span text:style-name="T22">ESP spi in/out: 0xC5441582/0xD845A644 <text:s/></text:span></text:p>
            <text:p text:style-name="P9"><text:span text:style-name="T22"><text:s text:c="10"/></text:span><text:span text:style-name="T22">AH spi in/out: 0x0/0x0 <text:s/></text:span></text:p>
            <text:p text:style-name="P9"><text:span text:style-name="T22"><text:s text:c="10"/></text:span><text:span text:style-name="T22">CPI in/out: 0x0/0x0 <text:s/></text:span></text:p>
            <text:p text:style-name="P9"><text:span text:style-name="T22"><text:s text:c="10"/></text:span><text:span text:style-name="T22">Encr: AES-GCM, keysize: 128, esp_hmac: None</text:span></text:p>
            <text:p text:style-name="P9"><text:span text:style-name="T22"><text:s text:c="10"/></text:span><text:span text:style-name="T22">ah_hmac: None, comp: IPCOMP_NONE, mode tunnel</text:span></text:p>
            <text:p text:style-name="P9"><text:span text:style-name="T22"/></text:p>
            <text:p text:style-name="P9"><text:span text:style-name="T22"/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32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3" presentation:use-date-time-name="dtd1">
        <office:forms form:automatic-focus="false" form:apply-design-mode="false"/>
        <draw:custom-shape draw:style-name="gr36" draw:text-style-name="P12" draw:layer="layout" svg:width="26.213cm" svg:height="1.905cm" svg:x="1.092cm" svg:y="0.635cm">
          <text:p text:style-name="P7"><text:span text:style-name="T11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29" draw:text-style-name="P13" draw:layer="layout" svg:width="24.42cm" svg:height="17.264cm" svg:x="1.615cm" svg:y="3.175cm" presentation:class="outline" presentation:user-transformed="true">
          <draw:text-box>
            <text:p text:style-name="P9"><text:span text:style-name="T23">kiev1#sh crypto session </text:span></text:p>
            <text:p text:style-name="P9"><text:span text:style-name="T12">Crypto session current status</text:span></text:p>
            <text:p text:style-name="P9"><text:span text:style-name="T12"/></text:p>
            <text:p text:style-name="P9"><text:span text:style-name="T12">Interface: Virtual-Access1</text:span></text:p>
            <text:p text:style-name="P9"><text:span text:style-name="T12">Session status: UP-ACTIVE <text:s text:c="4"/></text:span></text:p>
            <text:p text:style-name="P9"><text:span text:style-name="T12">Peer: 38.0.0.3 port 500 </text:span></text:p>
            <text:p text:style-name="P9"><text:span text:style-name="T12"><text:s text:c="2"/></text:span><text:span text:style-name="T12">IKEv2 SA: local 16.0.0.1/500 remote 38.0.0.3/500 Active </text:span></text:p>
            <text:p text:style-name="P9"><text:span text:style-name="T12"><text:s text:c="2"/></text:span><text:span text:style-name="T12">IPSEC FLOW: permit ip 0.0.0.0/0.0.0.0 0.0.0.0/0.0.0.0 </text:span></text:p>
            <text:p text:style-name="P9"><text:span text:style-name="T12"><text:s text:c="8"/></text:span><text:span text:style-name="T12">Active SAs: 2, origin: crypto map</text:span></text:p>
            <text:p text:style-name="P9"><text:span text:style-name="T12"/></text:p>
            <text:p text:style-name="P9"><text:span text:style-name="T12">Interface: Virtual-Access3</text:span></text:p>
            <text:p text:style-name="P9"><text:span text:style-name="T12">Session status: UP-ACTIVE <text:s text:c="4"/></text:span></text:p>
            <text:p text:style-name="P9"><text:span text:style-name="T12">Peer: 58.0.0.5 port 500 </text:span></text:p>
            <text:p text:style-name="P9"><text:span text:style-name="T12"><text:s text:c="2"/></text:span><text:span text:style-name="T12">IKEv2 SA: local 16.0.0.1/500 remote 58.0.0.5/500 Active </text:span></text:p>
            <text:p text:style-name="P9"><text:span text:style-name="T15"><text:s text:c="2"/></text:span><text:span text:style-name="T15">IPSEC FLOW: permit ip 10.0.0.0/255.0.0.0 10.0.0.0/255.0.0.0 </text:span></text:p>
            <text:p text:style-name="P9"><text:span text:style-name="T12"><text:s text:c="8"/></text:span><text:span text:style-name="T12">Active SAs: 2, origin: crypto map</text:span></text:p>
            <text:p text:style-name="P9"><text:span text:style-name="T12"/></text:p>
            <text:p text:style-name="P9"><text:span text:style-name="T12">Interface: Virtual-Access2</text:span></text:p>
            <text:p text:style-name="P9"><text:span text:style-name="T12">Session status: UP-ACTIVE <text:s text:c="4"/></text:span></text:p>
            <text:p text:style-name="P9"><text:span text:style-name="T12">Peer: 48.0.0.4 port 500 </text:span></text:p>
            <text:p text:style-name="P9"><text:span text:style-name="T12"><text:s text:c="2"/></text:span><text:span text:style-name="T12">IKEv2 SA: local 16.0.0.1/500 remote 48.0.0.4/500 Active </text:span></text:p>
            <text:p text:style-name="P9"><text:span text:style-name="T12"><text:s text:c="2"/></text:span><text:span text:style-name="T12">IPSEC FLOW: permit ip 0.0.0.0/0.0.0.0 0.0.0.0/0.0.0.0 </text:span></text:p>
            <text:p text:style-name="P9"><text:span text:style-name="T12"><text:s text:c="8"/></text:span><text:span text:style-name="T12">Active SAs: 2, origin: crypto map</text:span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33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34" draw:style-name="dp3" draw:master-page-name="Default_20_1" presentation:use-date-time-name="dtd1">
        <office:forms form:automatic-focus="false" form:apply-design-mode="false"/>
        <draw:custom-shape draw:style-name="gr37" draw:text-style-name="P17" draw:layer="layout" svg:width="24.752cm" svg:height="2.975cm" svg:x="1.147cm" svg:y="10.091cm">
          <text:list text:style-name="L1">
            <text:list-item>
              <text:p text:style-name="P1"><text:span text:style-name="T38">Аутентификация по сертификатам с IKEv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384cm" svg:height="13.618cm" svg:x="1.114cm" svg:y="1.978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3" presentation:use-date-time-name="dtd1">
        <office:forms form:automatic-focus="false" form:apply-design-mode="false"/>
        <draw:custom-shape draw:style-name="gr38" draw:text-style-name="P12" draw:layer="layout" svg:width="26.213cm" svg:height="1.905cm" svg:x="1.092cm" svg:y="0.635cm">
          <text:p text:style-name="P7"><text:span text:style-name="T11">IKEv2 (аутентификация по сертификатам)</text:span></text:p>
          <draw:enhanced-geometry svg:viewBox="0 0 21600 21600" draw:type="mso-spt202" draw:enhanced-path="M 0 0 L 21600 0 21600 21600 0 21600 0 0 Z N"/>
        </draw:custom-shape>
        <draw:frame presentation:style-name="pr30" draw:text-style-name="P11" draw:layer="layout" svg:width="24.42cm" svg:height="17.264cm" svg:x="1.615cm" svg:y="3.175cm" presentation:class="outline" presentation:user-transformed="true">
          <draw:text-box>
            <text:p text:style-name="P9"><text:span text:style-name="T6">crypto pki certificate map LVV 1</text:span></text:p>
            <text:p text:style-name="P9"><text:span text:style-name="T6"><text:s/></text:span><text:span text:style-name="T6">subject-name co ou = lvv</text:span></text:p>
            <text:p text:style-name="P9"><text:span text:style-name="T6"><text:s/></text:span><text:span text:style-name="T6">issuer-name eq cn = kievca</text:span></text:p>
            <text:p text:style-name="P9"><text:span text:style-name="T6"/></text:p>
            <text:p text:style-name="P9"><text:span text:style-name="T6">crypto ikev2 profile IKEv2_CERT</text:span></text:p>
            <text:p text:style-name="P9"><text:span text:style-name="T6"><text:s/></text:span><text:span text:style-name="T6">match certificate LVV</text:span></text:p>
            <text:p text:style-name="P9"><text:span text:style-name="T6"><text:s/></text:span><text:span text:style-name="T6">identity local dn </text:span></text:p>
            <text:p text:style-name="P9"><text:span text:style-name="T6"><text:s/></text:span><text:span text:style-name="T6">authentication remote rsa-sig</text:span></text:p>
            <text:p text:style-name="P9"><text:span text:style-name="T6"><text:s/></text:span><text:span text:style-name="T6">authentication local rsa-sig</text:span></text:p>
            <text:p text:style-name="P9"><text:span text:style-name="T6"><text:s/></text:span><text:span text:style-name="T6">pki trustpoint CERT</text:span></text:p>
            <text:p text:style-name="P9"><text:span text:style-name="T6"/></text:p>
            <text:p text:style-name="P9"><text:span text:style-name="T9">crypto ipsec profile VPN_CERT</text:span></text:p>
            <text:p text:style-name="P9"><text:span text:style-name="T6"><text:s/></text:span><text:span text:style-name="T6">set ikev2-profile IKEv2_CERT</text:span></text:p>
            <text:p text:style-name="P9"><text:span text:style-name="T9"/></text:p>
            <text:p text:style-name="P9"><text:span text:style-name="T9">interface Tunnel1</text:span></text:p>
            <text:p text:style-name="P9"><text:span text:style-name="T9"><text:s/></text:span><text:span text:style-name="T9">ip address 10.255.0.1 255.255.255.0</text:span></text:p>
            <text:p text:style-name="P9"><text:span text:style-name="T9"><text:s/></text:span><text:span text:style-name="T9">tunnel source Ethernet0/0</text:span></text:p>
            <text:p text:style-name="P9"><text:span text:style-name="T9"><text:s/></text:span><text:span text:style-name="T9">tunnel mode ipsec ipv4</text:span></text:p>
            <text:p text:style-name="P9"><text:span text:style-name="T9"><text:s/></text:span><text:span text:style-name="T9">tunnel destination 38.0.0.3</text:span></text:p>
            <text:p text:style-name="P9"><text:span text:style-name="T9"><text:s/></text:span><text:span text:style-name="T9">tunnel protection ipsec profile VPN_CERT</text:span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35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3" presentation:use-date-time-name="dtd1">
        <office:forms form:automatic-focus="false" form:apply-design-mode="false"/>
        <draw:custom-shape draw:style-name="gr39" draw:text-style-name="P12" draw:layer="layout" svg:width="26.213cm" svg:height="1.905cm" svg:x="1.092cm" svg:y="0.635cm">
          <text:p text:style-name="P7"><text:span text:style-name="T11">IKEv2 (аутентификация по сертификатам)</text:span></text:p>
          <draw:enhanced-geometry svg:viewBox="0 0 21600 21600" draw:type="mso-spt202" draw:enhanced-path="M 0 0 L 21600 0 21600 21600 0 21600 0 0 Z N"/>
        </draw:custom-shape>
        <draw:frame presentation:style-name="pr31" draw:text-style-name="P10" draw:layer="layout" svg:width="24.42cm" svg:height="17.264cm" svg:x="1.615cm" svg:y="3.175cm" presentation:class="outline" presentation:user-transformed="true">
          <draw:text-box>
            <text:p text:style-name="P9"><text:span text:style-name="T7">kiev1#sh crypto session detail </text:span></text:p>
            <text:p text:style-name="P9"><text:span text:style-name="T7">Crypto session current status</text:span></text:p>
            <text:p text:style-name="P9"><text:span text:style-name="T7"/></text:p>
            <text:p text:style-name="P9"><text:span text:style-name="T7">Code: C - IKE Configuration mode, D - Dead Peer Detection <text:s text:c="4"/></text:span></text:p>
            <text:p text:style-name="P9"><text:span text:style-name="T7">K - Keepalives, N - NAT-traversal, T - cTCP encapsulation <text:s text:c="4"/></text:span></text:p>
            <text:p text:style-name="P9"><text:span text:style-name="T7">X - IKE Extended Authentication, F - IKE Fragmentation</text:span></text:p>
            <text:p text:style-name="P9"><text:span text:style-name="T7"/></text:p>
            <text:p text:style-name="P9"><text:span text:style-name="T7">Interface: Tunnel1</text:span></text:p>
            <text:p text:style-name="P9"><text:span text:style-name="T7">Uptime: 00:00:00</text:span></text:p>
            <text:p text:style-name="P9"><text:span text:style-name="T7">Session status: UP-ACTIVE <text:s text:c="4"/></text:span></text:p>
            <text:p text:style-name="P9"><text:span text:style-name="T7">Peer: 38.0.0.3 port 500 fvrf: (none) ivrf: (none)</text:span></text:p>
            <text:p text:style-name="P9"><text:span text:style-name="T35"><text:s text:c="6"/></text:span><text:span text:style-name="T35">Phase1_id: hostname=lvv3.xgu.ru,ou=LVV,o=xgu.ru,cn=lvv3.xgu.ru</text:span></text:p>
            <text:p text:style-name="P9"><text:span text:style-name="T7"><text:s text:c="6"/></text:span><text:span text:style-name="T7">Desc: (none)</text:span></text:p>
            <text:p text:style-name="P9"><text:span text:style-name="T7"><text:s text:c="2"/></text:span><text:span text:style-name="T7">IKEv2 SA: local 16.0.0.1/500 remote 38.0.0.3/500 Active </text:span></text:p>
            <text:p text:style-name="P9"><text:span text:style-name="T7"><text:s text:c="10"/></text:span><text:span text:style-name="T7">Capabilities:(none) connid:2 lifetime:23:59:31</text:span></text:p>
            <text:p text:style-name="P9"><text:span text:style-name="T7"><text:s text:c="2"/></text:span><text:span text:style-name="T7">IPSEC FLOW: permit ip 0.0.0.0/0.0.0.0 0.0.0.0/0.0.0.0 </text:span></text:p>
            <text:p text:style-name="P9"><text:span text:style-name="T7"><text:s text:c="8"/></text:span><text:span text:style-name="T7">Active SAs: 2, origin: crypto map</text:span></text:p>
            <text:p text:style-name="P9"><text:span text:style-name="T7"><text:s text:c="8"/></text:span><text:span text:style-name="T7">Inbound: <text:s/>#pkts dec'ed 13 drop 0 life (KB/Sec) 4239189/4294967267</text:span></text:p>
            <text:p text:style-name="P9"><text:span text:style-name="T7"><text:s text:c="8"/></text:span><text:span text:style-name="T7">Outbound: #pkts enc'ed 13 drop 0 life (KB/Sec) 4239189/4294967267</text:span></text:p>
            <text:p text:style-name="P9"><text:span text:style-name="T7"/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36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3" presentation:use-date-time-name="dtd1">
        <office:forms form:automatic-focus="false" form:apply-design-mode="false"/>
        <draw:custom-shape draw:style-name="gr40" draw:text-style-name="P12" draw:layer="layout" svg:width="26.213cm" svg:height="1.53cm" svg:x="1.092cm" svg:y="0.631cm">
          <text:p text:style-name="P7"><text:span text:style-name="T11">IKEv2 (аутентификация по сертификатам)</text:span></text:p>
          <draw:enhanced-geometry svg:viewBox="0 0 21600 21600" draw:type="mso-spt202" draw:enhanced-path="M 0 0 L 21600 0 21600 21600 0 21600 0 0 Z N"/>
        </draw:custom-shape>
        <draw:frame presentation:style-name="pr32" draw:text-style-name="P10" draw:layer="layout" svg:width="24.42cm" svg:height="18.109cm" svg:x="1.615cm" svg:y="2.481cm" presentation:class="outline" presentation:user-transformed="true">
          <draw:text-box>
            <text:p text:style-name="P9"><text:span text:style-name="T6">kiev1#sh crypto ikev2 profile </text:span></text:p>
            <text:p text:style-name="P9"><text:span text:style-name="T7"/></text:p>
            <text:p text:style-name="P9"><text:span text:style-name="T7">IKEv2 profile: IKEv2_CERT</text:span></text:p>
            <text:p text:style-name="P9"><text:span text:style-name="T7"><text:s/></text:span><text:span text:style-name="T7">Ref Count: 5</text:span></text:p>
            <text:p text:style-name="P9"><text:span text:style-name="T7"><text:s/></text:span><text:span text:style-name="T7">Match criteria: </text:span></text:p>
            <text:p text:style-name="P9"><text:span text:style-name="T7"><text:s text:c="2"/></text:span><text:span text:style-name="T7">Fvrf: global</text:span></text:p>
            <text:p text:style-name="P9"><text:span text:style-name="T7"><text:s text:c="2"/></text:span><text:span text:style-name="T7">Local address/interface: none</text:span></text:p>
            <text:p text:style-name="P9"><text:span text:style-name="T7"><text:s text:c="2"/></text:span><text:span text:style-name="T7">Identities: none</text:span></text:p>
            <text:p text:style-name="P9"><text:span text:style-name="T7"><text:s/></text:span><text:span text:style-name="T35"><text:s/></text:span><text:span text:style-name="T35">Certificate maps:</text:span></text:p>
            <text:p text:style-name="P9"><text:span text:style-name="T35"><text:s text:c="3"/></text:span><text:span text:style-name="T35">LVV</text:span></text:p>
            <text:p text:style-name="P9"><text:span text:style-name="T35"><text:s/></text:span><text:span text:style-name="T35">Local identity: DN</text:span></text:p>
            <text:p text:style-name="P9"><text:span text:style-name="T7"><text:s/></text:span><text:span text:style-name="T7">Remote identity: none</text:span></text:p>
            <text:p text:style-name="P9"><text:span text:style-name="T35"><text:s/></text:span><text:span text:style-name="T35">Local authentication method: rsa-sig</text:span></text:p>
            <text:p text:style-name="P9"><text:span text:style-name="T35"><text:s/></text:span><text:span text:style-name="T35">Remote authentication method(s): rsa-sig</text:span></text:p>
            <text:p text:style-name="P9"><text:span text:style-name="T7"><text:s/></text:span><text:span text:style-name="T7">EAP options: none</text:span></text:p>
            <text:p text:style-name="P9"><text:span text:style-name="T7"><text:s/></text:span><text:span text:style-name="T7">Keyring: none</text:span></text:p>
            <text:p text:style-name="P9"><text:span text:style-name="T35"><text:s/></text:span><text:span text:style-name="T35">Trustpoint(s): </text:span></text:p>
            <text:p text:style-name="P9"><text:span text:style-name="T35"><text:s text:c="2"/></text:span><text:span text:style-name="T35">CERT</text:span></text:p>
            <text:p text:style-name="P9"><text:span text:style-name="T7"><text:s/></text:span><text:span text:style-name="T7">Lifetime: 86400 seconds</text:span></text:p>
            <text:p text:style-name="P9"><text:span text:style-name="T7"><text:s/></text:span><text:span text:style-name="T7">DPD: disabled</text:span></text:p>
            <text:p text:style-name="P9"><text:span text:style-name="T7"><text:s/></text:span><text:span text:style-name="T7">NAT-keepalive: disabled</text:span></text:p>
            <text:p text:style-name="P9"><text:span text:style-name="T7"><text:s/></text:span><text:span text:style-name="T7">Ivrf: none</text:span></text:p>
            <text:p text:style-name="P9"><text:span text:style-name="T7"><text:s/></text:span><text:span text:style-name="T7">Virtual-template: none</text:span></text:p>
            <text:p text:style-name="P9"><text:span text:style-name="T7"><text:s/></text:span><text:span text:style-name="T7">AAA EAP authentication mlist: none</text:span></text:p>
            <text:p text:style-name="P9"><text:span text:style-name="T7"><text:s/></text:span><text:span text:style-name="T7">AAA Accounting: none</text:span></text:p>
            <text:p text:style-name="P9"><text:span text:style-name="T7"><text:s/></text:span><text:span text:style-name="T7">AAA group authorization: none</text:span></text:p>
            <text:p text:style-name="P9"><text:span text:style-name="T7"><text:s/></text:span><text:span text:style-name="T7">AAA user authorization: none</text:span></text:p>
          </draw:text-box>
        </draw:frame>
        <presentation:notes draw:style-name="dp2" presentation:use-date-time-name="dtd1">
          <draw:page-thumbnail draw:style-name="gr4" draw:layer="layout" svg:width="18.938cm" svg:height="13.146cm" svg:x="1.114cm" svg:y="1.893cm" draw:page-number="37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3" presentation:use-date-time-name="dtd1">
        <office:forms form:automatic-focus="false" form:apply-design-mode="false"/>
        <draw:custom-shape draw:style-name="gr41" draw:text-style-name="P12" draw:layer="layout" svg:width="26.213cm" svg:height="1.905cm" svg:x="1.092cm" svg:y="0.635cm">
          <text:p text:style-name="P7"><text:span text:style-name="T11">IKEv2 (аутентификация по сертификатам)</text:span></text:p>
          <draw:enhanced-geometry svg:viewBox="0 0 21600 21600" draw:type="mso-spt202" draw:enhanced-path="M 0 0 L 21600 0 21600 21600 0 21600 0 0 Z N"/>
        </draw:custom-shape>
        <draw:frame presentation:style-name="pr33" draw:text-style-name="P10" draw:layer="layout" svg:width="24.42cm" svg:height="17.264cm" svg:x="1.615cm" svg:y="3.175cm" presentation:class="outline" presentation:user-transformed="true">
          <draw:text-box>
            <text:p text:style-name="P9"><text:span text:style-name="T35">lvv3#sh crypto ikev2 session detailed </text:span></text:p>
            <text:p text:style-name="P9"><text:span text:style-name="T7"><text:s/></text:span><text:span text:style-name="T7">IPv4 Crypto IKEv2 Session </text:span></text:p>
            <text:p text:style-name="P9"><text:span text:style-name="T7"/></text:p>
            <text:p text:style-name="P9"><text:span text:style-name="T7">Session-id:1, Status:UP-ACTIVE, IKE count:1, CHILD count:1</text:span></text:p>
            <text:p text:style-name="P9"><text:span text:style-name="T7"/></text:p>
            <text:p text:style-name="P9"><text:span text:style-name="T7">Tunnel-id Local <text:s text:c="8"/>Remote <text:s text:c="8"/>fvrf/ivrf <text:s text:c="2"/>Status </text:span></text:p>
            <text:p text:style-name="P9"><text:span text:style-name="T7">1 <text:s text:c="8"/>38.0.0.3/500 <text:s/>16.0.0.1/500 <text:s text:c="2"/>none/none <text:s text:c="2"/>READY <text:s/></text:span></text:p>
            <text:p text:style-name="P9"><text:span text:style-name="T7"><text:s text:c="6"/></text:span><text:span text:style-name="T7">Encr: AES-CBC, keysize: 256, Hash: SHA512, DH Grp:5, </text:span><text:span text:style-name="T35">Auth sign: RSA, Auth verify: RSA</text:span></text:p>
            <text:p text:style-name="P9"><text:span text:style-name="T7"><text:s text:c="6"/></text:span><text:span text:style-name="T7">Life/Active Time: 86400/132 sec</text:span></text:p>
            <text:p text:style-name="P9"><text:span text:style-name="T7"><text:s text:c="6"/></text:span><text:span text:style-name="T7">CE id: 1002, Session-id: 1</text:span></text:p>
            <text:p text:style-name="P9"><text:span text:style-name="T7"><text:s text:c="6"/></text:span><text:span text:style-name="T7">Status Description: Negotiation done</text:span></text:p>
            <text:p text:style-name="P9"><text:span text:style-name="T7"><text:s text:c="6"/></text:span><text:span text:style-name="T7">Local spi: 6EF1E066801E882A <text:s text:c="6"/>Remote spi: A1AFFF5D7623F3F8</text:span></text:p>
            <text:p text:style-name="P9"><text:span text:style-name="T7"><text:s text:c="6"/></text:span><text:span text:style-name="T35">Local id: hostname=lvv3.xgu.ru,ou=LVV,o=xgu.ru,cn=lvv3.xgu.ru</text:span></text:p>
            <text:p text:style-name="P9"><text:span text:style-name="T35"><text:s text:c="6"/></text:span><text:span text:style-name="T35">Remote id: hostname=kiev1.xgu.ru,ou=KIEV,o=xgu.ru,cn=kiev1.xgu.ru</text:span></text:p>
            <text:p text:style-name="P9"><text:span text:style-name="T7"><text:s text:c="6"/></text:span><text:span text:style-name="T7">Local req msg id: <text:s/>2 <text:s text:c="13"/>Remote req msg id: <text:s/>0 <text:s text:c="8"/></text:span></text:p>
            <text:p text:style-name="P9"><text:span text:style-name="T7"><text:s text:c="6"/></text:span><text:span text:style-name="T7">Local next msg id: 2 <text:s text:c="13"/>Remote next msg id: 0 <text:s text:c="8"/></text:span></text:p>
            <text:p text:style-name="P9"><text:span text:style-name="T7"><text:s text:c="6"/></text:span><text:span text:style-name="T7">Local req queued: <text:s/>2 <text:s text:c="13"/>Remote req queued: <text:s/>0 <text:s text:c="8"/></text:span></text:p>
            <text:p text:style-name="P9"><text:span text:style-name="T7"><text:s text:c="6"/></text:span><text:span text:style-name="T7">Local window: <text:s text:c="5"/>5 <text:s text:c="13"/>Remote window: <text:s text:c="5"/>5 <text:s text:c="8"/></text:span></text:p>
            <text:p text:style-name="P9"><text:span text:style-name="T7"><text:s text:c="6"/></text:span><text:span text:style-name="T7">DPD configured for 0 seconds, retry 0</text:span></text:p>
            <text:p text:style-name="P9"><text:span text:style-name="T7"><text:s text:c="6"/></text:span><text:span text:style-name="T7">NAT-T is not detected <text:s/></text:span></text:p>
            <text:p text:style-name="P9"><text:span text:style-name="T7"><text:s text:c="6"/></text:span><text:span text:style-name="T7">Cisco Trust Security SGT is disabled</text:span></text:p>
            <text:p text:style-name="P9"><text:span text:style-name="T7"><text:s text:c="6"/></text:span><text:span text:style-name="T7">Initiator of SA : Yes</text:span></text:p>
            <text:p text:style-name="P9"><text:span text:style-name="T7"><text:s text:c="6"/></text:span><text:span text:style-name="T7">..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8.938cm" svg:height="13.146cm" svg:x="1.114cm" svg:y="1.893cm" draw:page-number="38" presentation:class="page"/>
          <draw:frame presentation:style-name="pr3" draw:text-style-name="P5" draw:layer="layout" svg:width="16.799cm" svg:height="12.042cm" svg:x="2.1cm" svg:y="15.429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1T0" presentation:use-date-time-name="dtd1">
        <office:forms form:automatic-focus="false" form:apply-design-mode="false"/>
        <draw:custom-shape draw:style-name="gr42" draw:text-style-name="P17" draw:layer="layout" svg:width="24.753cm" svg:height="3.074cm" svg:x="1.27cm" svg:y="8.356cm">
          <text:p text:style-name="P18"><text:span text:style-name="T38">IKEv2</text:span></text:p>
          <text:p text:style-name="P18"><text:span text:style-name="T38"/></text:p>
          <text:p text:style-name="P18"><text:span text:style-name="T38"/></text:p>
          <text:list text:style-name="L1">
            <text:list-item>
              <text:p text:style-name="P18"><text:span text:style-name="T38"/></text:p>
            </text:list-item>
            <text:list-item>
              <text:p text:style-name="P18"><text:span text:style-name="T3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3" draw:layer="layout" svg:width="6.3cm" svg:height="1.4cm" svg:x="20.999cm" svg:y="19.111cm">
          <text:list text:style-name="L1">
            <text:list-header>
              <text:p text:style-name="P19"><text:span text:style-name="T2">Сетевые Дн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4" draw:layer="layout" svg:width="18.414cm" svg:height="2.635cm" svg:x="1.271cm" svg:y="11.43cm">
          <text:list text:style-name="L1">
            <text:list-header>
              <text:p text:style-name="P19"><text:span text:style-name="T3">Автор курса: Наташа Самойленко</text:span></text:p>
            </text:list-header>
            <text:list-item>
              <text:p text:style-name="P19"><text:span text:style-name="T3">nataliya.samoylenko@gmail.co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4" draw:layer="layout" svg:width="20.955cm" svg:height="13.618cm" svg:x="0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6" draw:display-name="Bitmape 6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1" draw:fill-image-name="Bitmape_20_6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none" fo:font-style="italic" style:font-family-asian="SimSun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Footnote_20_Symbol" style:display-name="Foot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Endnote_20_Symbol" style:display-name="End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SimSun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SimSun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0pt" fo:font-style="normal" fo:text-shadow="none" style:text-underline-style="none" fo:font-weight="normal" style:letter-kerning="true" style:font-family-asian="SimSun" style:font-family-generic-asian="system" style:font-pitch-asian="variable" style:font-size-asian="30pt" style:font-style-asian="normal" style:font-weight-asian="normal" style:font-family-complex="'Lucida San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2.611cm"/>
    </style:style>
    <style:style style:name="Mgr4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3" draw:layer="backgroundobjects" svg:width="9.113cm" svg:height="1.484cm" svg:x="5.715cm" svg:y="28.216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18.999cm" svg:height="14.249cm" svg:x="0.635cm" svg:y="2.5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938cm" svg:height="13.146cm" svg:x="1.114cm" svg:y="1.893cm" presentation:class="page"/>
        <draw:frame presentation:style-name="Default-notes" draw:layer="backgroundobjects" svg:width="16.799cm" svg:height="12.042cm" svg:x="2.1cm" svg:y="15.429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3" draw:text-style-name="MP4" draw:layer="backgroundobjects" svg:width="3.111cm" svg:height="1.185cm" svg:x="16.998cm" svg:y="27.472cm">
          <draw:text-box>
            <text:p text:style-name="MP4"><text:page-number>&lt;номер&gt;</text:page-number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custom-shape draw:style-name="Mgr4" draw:text-style-name="MP5" draw:layer="backgroundobjects" svg:width="28cm" svg:height="7.788cm" svg:x="0cm" svg:y="6.817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9.384cm" svg:height="13.618cm" svg:x="1.114cm" svg:y="1.978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3" draw:text-style-name="MP4" draw:layer="backgroundobjects" svg:width="3.111cm" svg:height="1.185cm" svg:x="16.999cm" svg:y="27.473cm">
          <draw:text-box>
            <text:p text:style-name="MP4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aliya Samoylenko</meta:initial-creator>
    <meta:creation-date>2011-04-27T07:03:17</meta:creation-date>
    <meta:editing-duration>P2DT16H41M36S</meta:editing-duration>
    <meta:editing-cycles>504</meta:editing-cycles>
    <dc:date>2015-08-14T17:21:06</dc:date>
    <meta:generator>OpenOffice.org/3.4.1$Unix OpenOffice.org_project/341m1$Build-9593</meta:generator>
    <dc:title>BGP NetDay</dc:title>
    <meta:document-statistic meta:object-count="174"/>
  </office:meta>
</office:document-meta>
</file>